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
  <manifest:file-entry manifest:full-path="ObjectReplacements/Object 4" manifest:media-type=""/>
  <manifest:file-entry manifest:full-path="ObjectReplacements/Object 5"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Times New Roman2" svg:font-family="'Times New Roman'" style:font-family-generic="roman"/>
    <style:font-face style:name="Courier 10 Pitch1" svg:font-family="'Courier 10 Pitch'" style:font-pitch="fixed"/>
    <style:font-face style:name="Courier 10 Pitch" svg:font-family="'Courier 10 Pitch'" style:font-adornments="Normal"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WenQuanYi Zen Hei1" svg:font-family="'WenQuanYi Zen Hei'"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au10" style:family="table">
      <style:table-properties style:width="17.013cm" fo:margin-left="0cm" table:align="left"/>
    </style:style>
    <style:style style:name="Tableau10.A" style:family="table-column">
      <style:table-column-properties style:column-width="2.223cm"/>
    </style:style>
    <style:style style:name="Tableau10.B" style:family="table-column">
      <style:table-column-properties style:column-width="1.614cm"/>
    </style:style>
    <style:style style:name="Tableau10.C" style:family="table-column">
      <style:table-column-properties style:column-width="13.176cm"/>
    </style:style>
    <style:style style:name="Tableau10.A1" style:family="table-cell">
      <style:table-cell-properties fo:padding="0.097cm" fo:border-left="0.05pt solid #000000" fo:border-right="none" fo:border-top="0.05pt solid #000000" fo:border-bottom="0.05pt solid #000000"/>
    </style:style>
    <style:style style:name="Tableau10.C1" style:family="table-cell">
      <style:table-cell-properties fo:padding="0.097cm" fo:border="0.05pt solid #000000"/>
    </style:style>
    <style:style style:name="Tableau10.A2" style:family="table-cell">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0.05pt solid #000000" fo:border-top="none" fo:border-bottom="0.05pt solid #000000"/>
    </style:style>
    <style:style style:name="Tableau4" style:family="table">
      <style:table-properties style:width="17.013cm" fo:margin-left="0cm" table:align="left"/>
    </style:style>
    <style:style style:name="Tableau4.A" style:family="table-column">
      <style:table-column-properties style:column-width="1.693cm"/>
    </style:style>
    <style:style style:name="Tableau4.B" style:family="table-column">
      <style:table-column-properties style:column-width="15.319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5" style:family="table">
      <style:table-properties style:width="17.013cm" fo:margin-left="0cm" table:align="left"/>
    </style:style>
    <style:style style:name="Tableau5.A" style:family="table-column">
      <style:table-column-properties style:column-width="2.223cm"/>
    </style:style>
    <style:style style:name="Tableau5.B" style:family="table-column">
      <style:table-column-properties style:column-width="1.614cm"/>
    </style:style>
    <style:style style:name="Tableau5.C" style:family="table-column">
      <style:table-column-properties style:column-width="13.176cm"/>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4" style:family="table-cell">
      <style:table-cell-properties fo:padding="0.097cm" fo:border-left="0.05pt solid #000000" fo:border-right="0.05pt solid #000000" fo:border-top="none" fo:border-bottom="0.05pt solid #000000"/>
    </style:style>
    <style:style style:name="Tableau7" style:family="table">
      <style:table-properties style:width="17.013cm" fo:margin-left="0cm" table:align="left"/>
    </style:style>
    <style:style style:name="Tableau7.A" style:family="table-column">
      <style:table-column-properties style:column-width="2.223cm"/>
    </style:style>
    <style:style style:name="Tableau7.B" style:family="table-column">
      <style:table-column-properties style:column-width="1.614cm"/>
    </style:style>
    <style:style style:name="Tableau7.C" style:family="table-column">
      <style:table-column-properties style:column-width="13.176cm"/>
    </style:style>
    <style:style style:name="Tableau7.A1" style:family="table-cell">
      <style:table-cell-properties fo:padding="0.097cm" fo:border-left="0.05pt solid #000000" fo:border-right="none" fo:border-top="0.05pt solid #000000" fo:border-bottom="0.05pt solid #000000"/>
    </style:style>
    <style:style style:name="Tableau7.C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table:align="left"/>
    </style:style>
    <style:style style:name="Tableau1.A" style:family="table-column">
      <style:table-column-properties style:column-width="2.778cm"/>
    </style:style>
    <style:style style:name="Tableau1.B" style:family="table-column">
      <style:table-column-properties style:column-width="1.931cm"/>
    </style:style>
    <style:style style:name="Tableau1.C" style:family="table-column">
      <style:table-column-properties style:column-width="12.303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11" style:family="table">
      <style:table-properties style:width="17.013cm" fo:margin-left="0cm" table:align="left"/>
    </style:style>
    <style:style style:name="Tableau11.A" style:family="table-column">
      <style:table-column-properties style:column-width="2.672cm"/>
    </style:style>
    <style:style style:name="Tableau11.B" style:family="table-column">
      <style:table-column-properties style:column-width="2.023cm"/>
    </style:style>
    <style:style style:name="Tableau11.C" style:family="table-column">
      <style:table-column-properties style:column-width="12.317cm"/>
    </style:style>
    <style:style style:name="Tableau11.A1" style:family="table-cell">
      <style:table-cell-properties fo:padding="0.097cm" fo:border-left="0.05pt solid #000000" fo:border-right="none" fo:border-top="0.05pt solid #000000" fo:border-bottom="0.05pt solid #000000"/>
    </style:style>
    <style:style style:name="Tableau11.C1" style:family="table-cell">
      <style:table-cell-properties fo:padding="0.097cm" fo:border="0.05pt solid #000000"/>
    </style:style>
    <style:style style:name="Tableau11.A2" style:family="table-cell">
      <style:table-cell-properties fo:padding="0.097cm" fo:border-left="0.05pt solid #000000" fo:border-right="none" fo:border-top="none" fo:border-bottom="0.05pt solid #000000"/>
    </style:style>
    <style:style style:name="Tableau11.C2" style:family="table-cell">
      <style:table-cell-properties fo:padding="0.097cm" fo:border-left="0.05pt solid #000000" fo:border-right="0.05pt solid #000000" fo:border-top="none" fo:border-bottom="0.05pt solid #000000"/>
    </style:style>
    <style:style style:name="Tableau13" style:family="table">
      <style:table-properties style:width="17.013cm" fo:margin-left="0cm" table:align="left"/>
    </style:style>
    <style:style style:name="Tableau13.A" style:family="table-column">
      <style:table-column-properties style:column-width="5.662cm"/>
    </style:style>
    <style:style style:name="Tableau13.B" style:family="table-column">
      <style:table-column-properties style:column-width="2.699cm"/>
    </style:style>
    <style:style style:name="Tableau13.C" style:family="table-column">
      <style:table-column-properties style:column-width="8.652cm"/>
    </style:style>
    <style:style style:name="Tableau13.A1" style:family="table-cell">
      <style:table-cell-properties fo:padding="0.097cm" fo:border-left="0.05pt solid #000000" fo:border-right="none" fo:border-top="0.05pt solid #000000" fo:border-bottom="0.05pt solid #000000"/>
    </style:style>
    <style:style style:name="Tableau13.C1" style:family="table-cell">
      <style:table-cell-properties fo:padding="0.097cm" fo:border="0.05pt solid #000000"/>
    </style:style>
    <style:style style:name="Tableau13.A2" style:family="table-cell">
      <style:table-cell-properties fo:padding="0.097cm" fo:border-left="0.05pt solid #000000" fo:border-right="none" fo:border-top="none" fo:border-bottom="0.05pt solid #000000"/>
    </style:style>
    <style:style style:name="Tableau13.C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1.693cm"/>
    </style:style>
    <style:style style:name="Tableau2.B" style:family="table-column">
      <style:table-column-properties style:column-width="15.319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padding="0.049cm" fo:border-left="none" fo:border-right="none" fo:border-top="none" fo:border-bottom="0.06pt solid #000000" style:shadow="none"/>
    </style:style>
    <style:style style:name="P2" style:family="paragraph" style:parent-style-name="Footer">
      <style:paragraph-properties fo:padding="0.049cm" fo:border-left="none" fo:border-right="none" fo:border-top="0.06pt solid #000000" fo:border-bottom="none" style:shadow="none"/>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P5" style:family="paragraph" style:parent-style-name="Text_20_body">
      <style:paragraph-properties fo:margin-left="0cm" fo:margin-right="0cm" fo:text-indent="0cm" style:auto-text-indent="false"/>
      <style:text-properties fo:font-style="normal" style:font-style-asian="normal" style:font-style-complex="normal"/>
    </style:style>
    <style:style style:name="P6" style:family="paragraph" style:parent-style-name="Standard">
      <style:text-properties style:font-name="Times New Roman"/>
    </style:style>
    <style:style style:name="P7" style:family="paragraph" style:parent-style-name="Standard">
      <style:text-properties style:font-name="Times New Roman" fo:font-style="normal" style:font-style-asian="normal" style:font-style-complex="normal"/>
    </style:style>
    <style:style style:name="P8" style:family="paragraph" style:parent-style-name="Standard">
      <style:paragraph-properties fo:text-align="center" style:justify-single-word="false"/>
      <style:text-properties style:font-name="Times New Roman" fo:font-style="italic" style:font-style-asian="italic" style:font-style-complex="italic"/>
    </style:style>
    <style:style style:name="P9" style:family="paragraph" style:parent-style-name="Standard">
      <style:paragraph-properties fo:margin-top="0.494cm" fo:margin-bottom="0.494cm" fo:text-align="center" style:justify-single-word="false"/>
      <style:text-properties style:font-name="Times New Roman" fo:font-weight="bold" style:font-name-asian="Times New Roman" style:language-asian="en" style:country-asian="GB" style:font-weight-asian="bold" style:font-size-complex="12pt" style:font-weight-complex="bold"/>
    </style:style>
    <style:style style:name="P10" style:family="paragraph" style:parent-style-name="Standard">
      <style:paragraph-properties fo:margin-top="0.494cm" fo:margin-bottom="0.494cm" fo:text-align="center" style:justify-single-word="false"/>
      <style:text-properties style:font-name="Times New Roman" fo:font-size="14pt" fo:font-style="italic" fo:font-weight="normal" style:font-name-asian="Times New Roman" style:font-size-asian="14pt" style:language-asian="en" style:country-asian="GB" style:font-style-asian="italic" style:font-weight-asian="normal" style:font-size-complex="14pt" style:font-style-complex="italic" style:font-weight-complex="normal"/>
    </style:style>
    <style:style style:name="P11" style:family="paragraph" style:parent-style-name="Standard">
      <style:paragraph-properties fo:margin-top="0.494cm" fo:margin-bottom="0.494cm" fo:text-align="center" style:justify-single-word="false"/>
      <style:text-properties style:font-name="Times New Roman" fo:font-weight="normal" style:font-name-asian="Times New Roman" style:language-asian="en" style:country-asian="GB" style:font-weight-asian="normal" style:font-size-complex="12pt" style:font-weight-complex="normal"/>
    </style:style>
    <style:style style:name="P12" style:family="paragraph" style:parent-style-name="Standard">
      <style:paragraph-properties fo:margin-top="0.494cm" fo:margin-bottom="0.494cm" fo:text-align="center" style:justify-single-word="false"/>
      <style:text-properties style:font-name="Times New Roman" fo:font-size="20pt" fo:font-weight="normal" style:font-size-asian="20pt" style:font-weight-asian="normal" style:font-size-complex="20pt" style:font-weight-complex="normal"/>
    </style:style>
    <style:style style:name="P13" style:family="paragraph" style:parent-style-name="Standard">
      <style:paragraph-properties fo:break-before="page"/>
      <style:text-properties style:font-name="Times New Roman" fo:font-style="normal" style:font-style-asian="normal" style:font-style-complex="normal"/>
    </style:style>
    <style:style style:name="P14" style:family="paragraph" style:parent-style-name="Text_20_body">
      <style:paragraph-properties fo:break-before="page"/>
      <style:text-properties style:font-name="Courier 10 Pitch1" fo:font-weight="normal" style:font-name-asian="Times New Roman" style:language-asian="en" style:country-asian="GB" style:font-weight-asian="normal" style:font-size-complex="12pt" style:font-weight-complex="normal"/>
    </style:style>
    <style:style style:name="P15" style:family="paragraph" style:parent-style-name="Table_20_Contents">
      <style:paragraph-properties fo:text-align="center" style:justify-single-word="false"/>
    </style:style>
    <style:style style:name="P16" style:family="paragraph" style:parent-style-name="Text_20_body">
      <style:text-properties style:font-name="Times New Roman"/>
    </style:style>
    <style:style style:name="P17" style:family="paragraph" style:parent-style-name="Text_20_body">
      <style:paragraph-properties fo:text-align="justify" style:justify-single-word="false"/>
      <style:text-properties style:font-name="Times New Roman"/>
    </style:style>
    <style:style style:name="P18" style:family="paragraph" style:parent-style-name="Text_20_body">
      <style:text-properties style:font-name="Times New Roman" fo:font-weight="normal" style:font-name-asian="Times New Roman" style:language-asian="en" style:country-asian="GB" style:font-weight-asian="normal" style:font-size-complex="12pt" style:font-weight-complex="normal"/>
    </style:style>
    <style:style style:name="P19" style:family="paragraph" style:parent-style-name="Text_20_body">
      <style:paragraph-properties fo:text-align="start" style:justify-single-word="false"/>
      <style:text-properties style:font-name="Times New Roman" fo:font-weight="normal" style:font-name-asian="Times New Roman" style:language-asian="en" style:country-asian="GB" style:font-weight-asian="normal" style:font-size-complex="12pt" style:font-weight-complex="normal"/>
    </style:style>
    <style:style style:name="P20" style:family="paragraph" style:parent-style-name="Text_20_body">
      <style:text-properties style:font-name="Times New Roman" fo:font-style="normal" style:font-style-asian="normal" style:font-style-complex="normal"/>
    </style:style>
    <style:style style:name="P21" style:family="paragraph" style:parent-style-name="Text_20_body">
      <style:text-properties fo:font-weight="normal" style:font-name-asian="Times New Roman" style:language-asian="en" style:country-asian="GB" style:font-weight-asian="normal" style:font-size-complex="12pt" style:font-weight-complex="normal"/>
    </style:style>
    <style:style style:name="P22" style:family="paragraph" style:parent-style-name="Text_20_body">
      <style:text-properties fo:font-style="normal" style:font-style-asian="normal" style:font-style-complex="normal"/>
    </style:style>
    <style:style style:name="P23" style:family="paragraph" style:parent-style-name="code-imformatique">
      <style:text-properties style:font-name="Courier 10 Pitch1" fo:font-weight="normal" style:font-name-asian="Times New Roman" style:language-asian="en" style:country-asian="GB" style:font-weight-asian="normal" style:font-size-complex="12pt" style:font-weight-complex="normal"/>
    </style:style>
    <style:style style:name="P24" style:family="paragraph" style:parent-style-name="code-imformatique">
      <style:text-properties style:font-name="Courier 10 Pitch1" fo:font-size="7pt" fo:font-weight="normal" style:font-name-asian="Times New Roman" style:font-size-asian="7pt" style:language-asian="en" style:country-asian="GB" style:font-weight-asian="normal" style:font-size-complex="7pt" style:font-weight-complex="normal"/>
    </style:style>
    <style:style style:name="P25" style:family="paragraph" style:parent-style-name="code-imformatique">
      <style:text-properties style:font-name="Courier 10 Pitch1" fo:font-style="normal" style:font-style-asian="normal" style:font-style-complex="normal"/>
    </style:style>
    <style:style style:name="P26" style:family="paragraph" style:parent-style-name="Text_20_body">
      <style:paragraph-properties fo:margin-left="1.251cm" fo:margin-right="0cm" fo:text-indent="0cm" style:auto-text-indent="false"/>
    </style:style>
    <style:style style:name="P27" style:family="paragraph" style:parent-style-name="Text_20_body">
      <style:paragraph-properties fo:margin-left="1.251cm" fo:margin-right="0cm" fo:text-indent="0.741cm" style:auto-text-indent="false"/>
    </style:style>
    <style:style style:name="P28" style:family="paragraph" style:parent-style-name="Text_20_body">
      <style:paragraph-properties fo:margin-left="1.251cm" fo:margin-right="0cm" fo:text-indent="0.741cm" style:auto-text-indent="false"/>
      <style:text-properties style:font-name="Times New Roman" fo:font-style="normal" style:font-style-asian="normal" style:font-style-complex="normal"/>
    </style:style>
    <style:style style:name="P29" style:family="paragraph" style:parent-style-name="Standard">
      <style:text-properties style:font-name="Times New Roman" fo:font-style="normal" style:font-style-asian="normal" style:font-style-complex="normal"/>
    </style:style>
    <style:style style:name="P30" style:family="paragraph" style:parent-style-name="Text_20_body" style:list-style-name="L1">
      <style:text-properties style:font-name="Times New Roman" fo:font-weight="normal" style:font-name-asian="Times New Roman" style:language-asian="en" style:country-asian="GB" style:font-weight-asian="normal" style:font-size-complex="12pt" style:font-weight-complex="normal"/>
    </style:style>
    <style:style style:name="P31" style:family="paragraph" style:parent-style-name="Text_20_body" style:list-style-name="L3">
      <style:text-properties style:font-name="Times New Roman" fo:font-weight="normal" style:font-name-asian="Times New Roman" style:language-asian="en" style:country-asian="GB" style:font-weight-asian="normal" style:font-size-complex="12pt" style:font-weight-complex="normal"/>
    </style:style>
    <style:style style:name="P32" style:family="paragraph" style:parent-style-name="Text_20_body" style:list-style-name="L2">
      <style:text-properties fo:font-weight="normal" style:font-name-asian="Times New Roman" style:language-asian="en" style:country-asian="GB" style:font-weight-asian="normal" style:font-size-complex="12pt" style:font-weight-complex="normal"/>
    </style:style>
    <style:style style:name="P33" style:family="paragraph" style:parent-style-name="Text_20_body">
      <style:paragraph-properties fo:margin-left="0cm" fo:margin-right="0cm" fo:text-indent="0cm" style:auto-text-indent="false"/>
    </style:style>
    <style:style style:name="P34" style:family="paragraph" style:parent-style-name="Text_20_body">
      <style:paragraph-properties fo:margin-left="0cm" fo:margin-right="0cm" fo:text-indent="0cm" style:auto-text-indent="false"/>
      <style:text-properties style:font-name="Times New Roman" fo:font-style="italic" style:font-style-asian="italic" style:font-style-complex="italic"/>
    </style:style>
    <style:style style:name="P35" style:family="paragraph" style:parent-style-name="Text_20_body">
      <style:paragraph-properties fo:margin-left="1.251cm" fo:margin-right="0cm" fo:text-indent="0cm" style:auto-text-indent="false"/>
    </style:style>
    <style:style style:name="P36" style:family="paragraph" style:parent-style-name="Heading_20_1">
      <style:paragraph-properties fo:text-align="start" style:justify-single-word="false"/>
      <style:text-properties style:font-name="Times New Roman" fo:font-weight="normal" style:font-name-asian="Times New Roman" style:language-asian="en" style:country-asian="GB" style:font-weight-asian="normal" style:font-size-complex="12pt" style:font-weight-complex="normal"/>
    </style:style>
    <style:style style:name="P37" style:family="paragraph" style:parent-style-name="Heading_20_1">
      <style:paragraph-properties fo:text-align="start" style:justify-single-word="false" fo:break-before="page"/>
      <style:text-properties style:font-name="Times New Roman" fo:font-weight="normal" style:font-name-asian="Times New Roman" style:language-asian="en" style:country-asian="GB" style:font-weight-asian="normal" style:font-size-complex="12pt" style:font-weight-complex="normal"/>
    </style:style>
    <style:style style:name="P38" style:family="paragraph" style:parent-style-name="Heading_20_1">
      <style:paragraph-properties fo:margin-left="0cm" fo:margin-right="0cm" fo:text-indent="0cm" style:auto-text-indent="false"/>
    </style:style>
    <style:style style:name="P39" style:family="paragraph" style:parent-style-name="code-imformatique">
      <style:text-properties style:font-name="Courier 10 Pitch1" fo:font-style="normal" style:font-style-asian="normal" style:font-style-complex="normal"/>
    </style:style>
    <style:style style:name="P40" style:family="paragraph" style:parent-style-name="Heading_20_2">
      <style:text-properties style:font-name="Times New Roman" fo:font-weight="normal" style:font-name-asian="Times New Roman" style:language-asian="en" style:country-asian="GB" style:font-weight-asian="normal" style:font-size-complex="12pt" style:font-weight-complex="normal"/>
    </style:style>
    <style:style style:name="P41" style:family="paragraph" style:parent-style-name="Heading_20_4">
      <style:text-properties fo:font-style="normal" style:font-style-asian="normal" style:font-style-complex="normal"/>
    </style:style>
    <style:style style:name="P42" style:family="paragraph" style:parent-style-name="Table_20_Contents">
      <style:paragraph-properties fo:text-align="center" style:justify-single-word="false"/>
    </style:style>
    <style:style style:name="P43" style:family="paragraph">
      <style:paragraph-properties fo:text-align="center"/>
    </style:style>
    <style:style style:name="T1" style:family="text">
      <style:text-properties style:font-name="Times New Roman"/>
    </style:style>
    <style:style style:name="T2" style:family="text">
      <style:text-properties style:font-name="Times New Roman" fo:font-style="normal" style:font-style-asian="normal" style:font-style-complex="normal"/>
    </style:style>
    <style:style style:name="T3" style:family="text">
      <style:text-properties style:font-name="Times New Roman" fo:font-style="normal" style:text-underline-style="none" style:font-style-asian="normal" style:font-style-complex="normal"/>
    </style:style>
    <style:style style:name="T4" style:family="text">
      <style:text-properties style:font-name="Times New Roman" fo:font-style="italic" style:font-style-asian="italic" style:font-style-complex="italic"/>
    </style:style>
    <style:style style:name="T5" style:family="text">
      <style:text-properties style:font-name="Times New Roman" fo:font-style="italic" style:text-underline-style="none"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fo:font-weight="normal" style:font-name-asian="Times New Roman" style:language-asian="en" style:country-asian="GB" style:font-style-asian="italic" style:font-weight-asian="normal" style:font-size-complex="12pt" style:font-style-complex="italic" style:font-weight-complex="normal"/>
    </style:style>
    <style:style style:name="T8" style:family="text">
      <style:text-properties style:font-name-asian="Times New Roman" style:language-asian="en" style:country-asian="GB"/>
    </style:style>
    <style:style style:name="T9" style:family="text">
      <style:text-properties style:text-position="super 58%"/>
    </style:style>
    <style:style style:name="T10" style:family="text">
      <style:text-properties style:font-name="Liberation Serif"/>
    </style:style>
    <style:style style:name="T11" style:family="text">
      <style:text-properties style:font-name="Liberation Serif1"/>
    </style:style>
    <style:style style:name="T12" style:family="text">
      <style:text-properties fo:font-weight="bold" style:font-weight-asian="bold" style:font-weight-complex="bold"/>
    </style:style>
    <style:style style:name="T13" style:family="text">
      <style:text-properties fo:font-weight="normal" style:font-name-asian="Times New Roman" style:language-asian="en" style:country-asian="GB" style:font-weight-asian="normal" style:font-size-complex="12pt" style:font-weight-complex="normal"/>
    </style:style>
    <style:style style:name="T14" style:family="text">
      <style:text-properties style:font-name="Courier 10 Pitch1"/>
    </style:style>
    <style:style style:name="T15" style:family="text">
      <style:text-properties style:font-name="Times New Roman2"/>
    </style:style>
    <style:style style:name="T16" style:family="text">
      <style:text-properties fo:font-style="normal" style:font-style-asian="normal" style:font-style-complex="normal"/>
    </style:style>
    <style:style style:name="T17"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style:run-through="foreground" style:wrap="none" style:vertical-pos="from-top" style:vertical-rel="paragraph" style:horizontal-pos="from-left" style:horizontal-rel="paragraph" fo:padding="0cm" fo:border="none" style:shadow="none"/>
    </style:style>
    <style:style style:name="fr2"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0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9"/>
      <text:p text:style-name="P9"/>
      <text:p text:style-name="P12"><text:span text:style-name="T8"> open</text:span>Barter</text:p>
      <text:p text:style-name="P10">“the greatest wealth for the lowest collective effort”</text:p>
      <text:p text:style-name="P9"> </text:p>
      <text:p text:style-name="P9">Abstract</text:p>
      <text:p text:style-name="P11"><text:span text:style-name="T6">openBarter is a server based on the database postgreSql implementing a barter engine that produces movements from barter orders submitted. </text:span> </text:p>
      <text:p text:style-name="P9">Author</text:p>
      <text:p text:style-name="P11">Olivier Chaussavoine, Project leader of openBarter</text:p>
      <text:p text:style-name="P11">olivier.chaussavoine@gmail.com </text:p>
      <text:p text:style-name="P11"/>
      <text:h text:style-name="P37" text:outline-level="1">Introduction</text:h>
      <text:p text:style-name="Text_20_body">Use of money is widespread due to low liquidity of bilateral barter. If you want to provide a value in exchange of an other it is unlikely that you find someone that wants to provide the value you are looking for in exchange of the one you provide. This “double coincidence of wants problem” is simply solved using money. But the problem should disappear when non bilateral exchange are also considered. </text:p>
      <text:p text:style-name="Text_20_body">In practice, the number of possible exchange combinations grows for markets where the diversity of the kinds of values exchanged is low. Typical examples are raw materials markets and any markets exchanging most vital resources. These values <text:s/>are fungible since they can be measured by a quantity using a physical standard (for example Kg). This is the case even for g<text:span text:style-name="T1">reen house gases, radioactive pollution or surface of forest. </text:span></text:p>
      <text:p text:style-name="Text_20_body">A regular market implements the best price rule. It is the lowest price for the buyer and the highest for the seller. Among possible relations between unmatched orders of the market, this rule determines the bilateral cycle between a buyer and a seller chosen to form two movements. The first is one where the buyer provides money to the seller. The second is one where the seller provides some good – also a value - to the buyer. Both movements make the cycle and the transaction. </text:p>
      <text:p text:style-name="Text_20_body">openBarter represents fungible values <text:span text:style-name="T1">by a couple (quality, quantity) where the quality is a name describing a quality standard and where the quantity is an integer. It extends the central limit order book mechanism by exploring non-bilateral cycles and produces transactions with more than two movements.</text:span> It does not require the expression of prices, but use quantities exchanged to implement mechanism that is equivalent to the best price rule when it is applied to bilateral cycles where money is one of the fungible values exchanges. </text:p>
      <text:p text:style-name="P16">The value of a resource is simply measured by it's quantity without any reference to a currency standard. For a given quality, the value is proportional to the quantity. The proportionality is limited by boundaries defining different markets such as gallon and barrel for petrol in England. But values with distinct qualities can only be compared subjectively by the market.</text:p>
      <text:h text:style-name="P36" text:outline-level="1">Architecture</text:h>
      <text:p text:style-name="P17">The market is seen as a flow where input are orders and output are movements.</text:p>
      <text:p text:style-name="P17">Primitives are available to submit orders and consume movements. The production of orders is done by a function launched by a batch.</text:p>
      <text:p text:style-name="P17"><draw:frame draw:style-name="fr1" draw:name="Cadre1" text:anchor-type="paragraph" svg:x="3.844cm" svg:y="0.219cm" svg:width="9.315cm" draw:z-index="2"><draw:text-box fo:min-height="4.625cm"><text:p text:style-name="Frame_20_contents"><draw:frame text:anchor-type="paragraph" draw:z-index="3" draw:style-name="gr1" svg:width="1.482cm" svg:height="0.489cm" svg:x="0.907cm" svg:y="1.958cm"><draw:text-box><text:p>tstack</text:p></draw:text-box></draw:frame><draw:custom-shape text:anchor-type="paragraph" draw:z-index="4" draw:style-name="gr2" svg:width="2.019cm" svg:height="1.297cm" svg:x="0.714cm" svg:y="1.528cm"><text:p><text:s text:c="2"/>tstack</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rect text:anchor-type="paragraph" draw:z-index="5" draw:style-name="gr3" draw:text-style-name="P43" svg:width="2.885cm" svg:height="3.731cm" svg:x="2.732cm" svg:y="0.423cm"><text:p text:style-name="P43">torder</text:p></draw:rect><draw:custom-shape text:anchor-type="paragraph" draw:z-index="6" draw:style-name="gr2" svg:width="2.805cm" svg:height="1.615cm" svg:x="5.616cm" svg:y="1.429cm"><text:p><text:s text:c="4"/>tmvts</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draw:text-box></draw:frame><text:soft-page-break/>It uses four tables. The order book stored in a table torder, a stack accepting orders as input and a stack storing movements to be consumed. A table towner is used to store names of owners of the orders of the order book.</text:p>
      <text:h text:style-name="Heading_20_1" text:outline-level="1">Installation</text:h>
      <text:h text:style-name="Heading_20_2" text:outline-level="2">Build from sources</text:h>
      <text:p text:style-name="Text_20_body">Following instructions has been tested on linux 32 bits and 64 bits architecture with version 9.2 of postgreSql.</text:p>
      <text:p text:style-name="Text_20_body">Follow instructions of postgreSql manual to install the sources of the database.</text:p>
      <text:p text:style-name="Text_20_body">In the contrib/ directory of the sources of postgreSql, install the sources of openbarter using the package you downloaded from github:</text:p>
      <text:p text:style-name="code-imformatique">$ cd contrib</text:p>
      <text:p text:style-name="code-imformatique">$ gunzip olivierch-openBarter-vx.y.z.tar.gz</text:p>
      <text:p text:style-name="code-imformatique">$ tar xf olivierch-openBarter-vx.y.z.tar </text:p>
      <text:p text:style-name="Text_20_body">the package is compiled with:</text:p>
      <text:p text:style-name="code-imformatique">$ cd openBarter/src</text:p>
      <text:p text:style-name="code-imformatique">$ make <text:s/></text:p>
      <text:p text:style-name="code-imformatique">$ make install </text:p>
      <text:p text:style-name="Standard"/>
      <text:h text:style-name="Heading_20_2" text:outline-level="2">Tests</text:h>
      <text:p text:style-name="Text_20_body">To run tests, cd to openBarter/src and:</text:p>
      <text:p text:style-name="code-imformatique">$ make installcheck</text:p>
      <text:p text:style-name="code-imformatique">…</text:p>
      <text:p text:style-name="code-imformatique">============== running regression test queries <text:s text:c="7"/>============== </text:p>
      <text:p text:style-name="code-imformatique">test testflow_1 <text:s text:c="14"/>... ok </text:p>
      <text:p text:style-name="code-imformatique">...</text:p>
      <text:p text:style-name="code-imformatique">test testflow_n <text:s text:c="14"/>... ok </text:p>
      <text:p text:style-name="code-imformatique">============== shutting down postmaster <text:s text:c="14"/>============== </text:p>
      <text:p text:style-name="code-imformatique"/>
      <text:p text:style-name="code-imformatique">===================== </text:p>
      <text:p text:style-name="code-imformatique"><text:s/>All n tests passed. </text:p>
      <text:p text:style-name="code-imformatique">===================== </text:p>
      <text:h text:style-name="Heading_20_2" text:outline-level="2"><text:soft-page-break/>Install the model</text:h>
      <text:p text:style-name="Text_20_body">When the postgreSql server is running, the model can be installed. It is defined by the file openBarter/src/sql/model.sql. You must connect with the superuser role <text:span text:style-name="T6">postgres</text:span> used for installation of the database, but never user for market operations. When you are in openBarter/src:</text:p>
      <text:p text:style-name="code-imformatique">$ createdb -Upostgres market</text:p>
      <text:p text:style-name="code-imformatique">$ psql -Upostgres market</text:p>
      <text:p text:style-name="code-imformatique">psql (9.2.0) </text:p>
      <text:p text:style-name="code-imformatique">Type "help" for help. </text:p>
      <text:p text:style-name="code-imformatique"/>
      <text:p text:style-name="code-imformatique">market=# \i sql/model.sql</text:p>
      <text:p text:style-name="code-imformatique">…..</text:p>
      <text:p text:style-name="Text_20_body"><text:span text:style-name="T1">The model does not depend of any schema, and creates some roles</text:span><text:span text:style-name="T1"> if <text:s/>they do not <text:s/>exist yet. You quit psql by typing ctr-D.</text:span></text:p>
      <text:h text:style-name="P36" text:outline-level="1">Use cases</text:h>
      <text:h text:style-name="P40" text:outline-level="2">Non bilateral exchange cycle </text:h>
      <text:p text:style-name="P18">If you start a client of postgres, you can obtain the version of the model with the command:</text:p>
      <text:p text:style-name="code-imformatique">$ psql -Upostgres market</text:p>
      <text:p text:style-name="code-imformatique">psql (9.2.0) </text:p>
      <text:p text:style-name="code-imformatique">Type "help" for help. </text:p>
      <text:p text:style-name="code-imformatique"/>
      <text:p text:style-name="code-imformatique">market=# select * from fversion(); </text:p>
      <text:p text:style-name="code-imformatique"><text:s text:c="9"/>fversion <text:s text:c="8"/></text:p>
      <text:p text:style-name="code-imformatique">-------------------------- </text:p>
      <text:p text:style-name="code-imformatique"><text:s/>openBarter VERSION-X.Y.Z </text:p>
      <text:p text:style-name="P23">(1 row) </text:p>
      <text:p text:style-name="P18"/>
      <text:p text:style-name="P18">We consider three partners a,b,c where:</text:p>
      <text:list xml:id="list1266209829" text:style-name="L1">
        <text:list-item>
          <text:p text:style-name="P30">a provides 20 q1 and requires 10 q2</text:p>
        </text:list-item>
        <text:list-item>
          <text:p text:style-name="P30">b provides 20 q2 and requires 10 q3</text:p>
        </text:list-item>
        <text:list-item>
          <text:p text:style-name="P30">c provides 20 q3 and requires 10 q1</text:p>
        </text:list-item>
      </text:list>
      <text:p text:style-name="P18">The market can find a relation between these orders to for a cycle with partners a, b and c. We insert these orders with the following commands:</text:p>
      <text:p text:style-name="P23">market=# select * from fsubmitbarter(1,'a',NULL,'q2',10,'q1',20,NULL); </text:p>
      <text:p text:style-name="P23"><text:s/>id | diag </text:p>
      <text:p text:style-name="P23">----+------ </text:p>
      <text:p text:style-name="P23"><text:s text:c="2"/>1 | <text:s text:c="3"/>0 </text:p>
      <text:p text:style-name="P23">(1 row) </text:p>
      <text:p text:style-name="P23">market=# select * from fsubmitbarter(1,'b',NULL,'q3',10,'q2',20,NULL); </text:p>
      <text:p text:style-name="P23"><text:s/>id | diag </text:p>
      <text:p text:style-name="P23">----+------ </text:p>
      <text:p text:style-name="P23"><text:s text:c="2"/>2 | <text:s text:c="3"/>0 </text:p>
      <text:p text:style-name="P23">(1 row) </text:p>
      <text:p text:style-name="P23">market=# select * from fsubmitbarter(1,'c',NULL,'q1',10,'q3',20,NULL); </text:p>
      <text:p text:style-name="P23"><text:soft-page-break/><text:s/>id | diag </text:p>
      <text:p text:style-name="P23">----+------ </text:p>
      <text:p text:style-name="P23"><text:s text:c="2"/>3 | <text:s text:c="3"/>0 </text:p>
      <text:p text:style-name="P23">(1 row) </text:p>
      <text:p text:style-name="Text_20_body"><text:span text:style-name="T13">The diag=0 means the commmand where accepted into the input. The id field returns the number given by the market to the order. <text:s/>Commands are now stacked into the table </text:span><text:span text:style-name="T7">tstack</text:span><text:span text:style-name="T13">. </text:span></text:p>
      <text:p text:style-name="P21">A batch should be set to consume this table and submit orders to the orderbook. When this batch is not installed, you must type the following command: </text:p>
      <text:p text:style-name="P23">market=# select * from femptystack(); </text:p>
      <text:p text:style-name="P23"><text:s/>femptystack </text:p>
      <text:p text:style-name="P23">------------- </text:p>
      <text:p text:style-name="P23"><text:s text:c="11"/>3 </text:p>
      <text:p text:style-name="P23">(1 row)</text:p>
      <text:p text:style-name="P21">The three commands have been submitted to <text:s/>the order book and produced the following:</text:p>
      <text:p text:style-name="P23">market=# select id,nbc,grp,own_src,own_dst,qtt,nat from tmvt; </text:p>
      <text:p text:style-name="P23"><text:s/>id | nbc | grp | own_src | own_dst | qtt | nat </text:p>
      <text:p text:style-name="P23">----+-----+-----+---------+---------+-----+----- </text:p>
      <text:p text:style-name="P23"><text:s text:c="2"/>1 | <text:s text:c="2"/>3 | <text:s text:c="2"/>1 | c <text:s text:c="6"/>| b <text:s text:c="6"/>| <text:s/>20 | q3 </text:p>
      <text:p text:style-name="P23"><text:s text:c="2"/>2 | <text:s text:c="2"/>3 | <text:s text:c="2"/>1 | b <text:s text:c="6"/>| a <text:s text:c="6"/>| <text:s/>20 | q2 </text:p>
      <text:p text:style-name="P23"><text:s text:c="2"/>3 | <text:s text:c="2"/>3 | <text:s text:c="2"/>1 | a <text:s text:c="6"/>| c <text:s text:c="6"/>| <text:s/>20 | q1 </text:p>
      <text:p text:style-name="P23">(3 rows) </text:p>
      <text:p text:style-name="P21">Three movements have been created where the partner:</text:p>
      <text:list xml:id="list1733287632" text:style-name="L2">
        <text:list-item>
          <text:p text:style-name="P32">c provided 20 q3 to b</text:p>
        </text:list-item>
        <text:list-item>
          <text:p text:style-name="P32">b provided 20 q2 to a</text:p>
        </text:list-item>
        <text:list-item>
          <text:p text:style-name="P32">a provided 20 q1 to c</text:p>
        </text:list-item>
      </text:list>
      <text:p text:style-name="P21"><text:s text:c="2"/>A movement is inserted with the name of the database user that inserted the order. </text:p>
      <text:p text:style-name="P23">market=# select usr,ack from tmvt order by id asc limit 1; </text:p>
      <text:p text:style-name="P23"><text:s text:c="3"/>usr <text:s text:c="3"/>| ack </text:p>
      <text:p text:style-name="P23">----------+----- </text:p>
      <text:p text:style-name="P23"><text:s/>postgres | f </text:p>
      <text:p text:style-name="P23">(1 row) </text:p>
      <text:p text:style-name="P21">The function <text:span text:style-name="T6">fackmvt()</text:span> is used to acknowledge the oldest movement:</text:p>
      <text:p text:style-name="P23">market=# select fackmvt(); </text:p>
      <text:p text:style-name="P23"><text:s/>fackmvt </text:p>
      <text:p text:style-name="P23">--------- </text:p>
      <text:p text:style-name="P23"><text:s text:c="7"/>1 </text:p>
      <text:p text:style-name="P23">(1 row) </text:p>
      <text:p text:style-name="P23"/>
      <text:p text:style-name="P23"># select usr,ack from tmvt order by id asc limit 1; </text:p>
      <text:p text:style-name="P23"><text:s text:c="3"/>usr <text:s text:c="3"/>| ack </text:p>
      <text:p text:style-name="P23">----------+----- </text:p>
      <text:p text:style-name="P23"><text:s/>postgres | t</text:p>
      <text:p text:style-name="P23">(1 row)</text:p>
      <text:p text:style-name="P18">The <text:span text:style-name="T6">ack</text:span> flag is set when a movement is acknowledged. An exchange cycle is removed from <text:span text:style-name="T6">tmvt</text:span> when all its <text:s/>movements were acknowledged:</text:p>
      <text:p text:style-name="P23">market=# select fackmvt(); </text:p>
      <text:p text:style-name="P23"><text:s/>fackmvt </text:p>
      <text:p text:style-name="P23">--------- </text:p>
      <text:p text:style-name="P23"><text:s text:c="7"/>1 </text:p>
      <text:p text:style-name="P23"><text:soft-page-break/>(1 row)</text:p>
      <text:p text:style-name="P23">market=# select fackmvt(); </text:p>
      <text:p text:style-name="P23"><text:s/>fackmvt </text:p>
      <text:p text:style-name="P23">--------- </text:p>
      <text:p text:style-name="P23"><text:s text:c="7"/>1 </text:p>
      <text:p text:style-name="P23">(1 row)</text:p>
      <text:p text:style-name="P23">market=# select usr,ack from tmvt; </text:p>
      <text:p text:style-name="P23"><text:s/>usr | ack </text:p>
      <text:p text:style-name="P23">-----+----- </text:p>
      <text:p text:style-name="P23">(0 rows) </text:p>
      <text:p text:style-name="P19"/>
      <text:h text:style-name="P40" text:outline-level="2">Several orders for the same value provided</text:h>
      <text:p text:style-name="P18">Several orders of the same owner can be made on a single value. It is done by using as third parameter of <text:span text:style-name="T6">fsubmitorder</text:span> the reference of a previous order providing this value.</text:p>
      <text:p text:style-name="P18">We suppose for example that:</text:p>
      <text:list xml:id="list900212767" text:style-name="L3">
        <text:list-item>
          <text:p text:style-name="P31">a provides 10 q1 and requires 10 q2 <text:span text:style-name="T12">or</text:span> 10q3</text:p>
        </text:list-item>
        <text:list-item>
          <text:p text:style-name="P31">b provides 5q2 and requires 5q1</text:p>
        </text:list-item>
        <text:list-item>
          <text:p text:style-name="P31">c provides 5q3 and requires 5q1</text:p>
        </text:list-item>
      </text:list>
      <text:p text:style-name="P18"/>
      <text:p text:style-name="P23">market=# select * from fsubmitbarter(1,'a',NULL,'q2',10,'q1',10,NULL); </text:p>
      <text:p text:style-name="P23"><text:s/>id | diag </text:p>
      <text:p text:style-name="P23">----+------ </text:p>
      <text:p text:style-name="P23"><text:s text:c="2"/>4 | <text:s text:c="3"/>0 </text:p>
      <text:p text:style-name="P23">(1 row) </text:p>
      <text:p text:style-name="P23">market=# select * from fsubmitbarter(1,'a',4,'q3',10,NULL,NULL,NULL); </text:p>
      <text:p text:style-name="P23"><text:s/>id | diag </text:p>
      <text:p text:style-name="P23">----+------ </text:p>
      <text:p text:style-name="P23"><text:s text:c="2"/>5 | <text:s text:c="3"/>0 <text:s/></text:p>
      <text:p text:style-name="P23">market=# select * from fsubmitbarter(1,'b',NULL,'q1',5,'q2',5,NULL); </text:p>
      <text:p text:style-name="P23"><text:s/>id | diag </text:p>
      <text:p text:style-name="P23">----+------ </text:p>
      <text:p text:style-name="P23"><text:s text:c="2"/>6 | <text:s text:c="3"/>0 </text:p>
      <text:p text:style-name="P23">market=# select femptystack(); </text:p>
      <text:p text:style-name="P23">------------- </text:p>
      <text:p text:style-name="P23"><text:s text:c="11"/>3 </text:p>
      <text:p text:style-name="P23">(1 row)</text:p>
      <text:p text:style-name="P18">Two movements were produced where a and b exchanged 5q2 for 5q1. These movements are acknowledged:</text:p>
      <text:p text:style-name="P23">market=# select id,nbc,grp,own_src,own_dst,qtt,nat from tmvt; </text:p>
      <text:p text:style-name="P23"><text:s/>id | nbc | grp | own_src | own_dst | qtt | nat </text:p>
      <text:p text:style-name="P23">----+-----+-----+---------+---------+-----+----- </text:p>
      <text:p text:style-name="P23"><text:s text:c="2"/>4 | <text:s text:c="2"/>2 | <text:s text:c="2"/>4 | b <text:s text:c="6"/>| a <text:s text:c="6"/>| <text:s text:c="2"/>5 | q2 </text:p>
      <text:p text:style-name="P23"><text:s text:c="2"/>5 | <text:s text:c="2"/>2 | <text:s text:c="2"/>4 | a <text:s text:c="6"/>| b <text:s text:c="6"/>| <text:s text:c="2"/>5 | q1 </text:p>
      <text:p text:style-name="P23">(2 rows) </text:p>
      <text:p text:style-name="P23">market=# select fackmvt(); </text:p>
      <text:p text:style-name="P23"><text:s/>fackmvt </text:p>
      <text:p text:style-name="P23">--------- </text:p>
      <text:p text:style-name="P23"><text:s text:c="7"/>1 </text:p>
      <text:p text:style-name="P23"><text:soft-page-break/>(1 row)</text:p>
      <text:p text:style-name="P23">market=# select fackmvt(); </text:p>
      <text:p text:style-name="P23"><text:s/>fackmvt </text:p>
      <text:p text:style-name="P23">--------- </text:p>
      <text:p text:style-name="P23"><text:s text:c="7"/>1 </text:p>
      <text:p text:style-name="P23">(1 row)</text:p>
      <text:p text:style-name="P21">Two orders remain unmatched in the order book:</text:p>
      <text:p text:style-name="P23">market=# select id,own,oid,qtt_requ,qua_requ,qtt_prov,qua_prov,qtt from vorder; </text:p>
      <text:p text:style-name="P23"><text:s/>id | own | oid | qtt_requ | qua_requ | qtt_prov | qua_prov | qtt </text:p>
      <text:p text:style-name="P23">----+-----+-----+----------+----------+----------+----------+----- </text:p>
      <text:p text:style-name="P23"><text:s text:c="2"/>5 | a <text:s text:c="2"/>| <text:s text:c="2"/>4 | <text:s text:c="6"/>10 | q3 <text:s text:c="6"/>| <text:s text:c="6"/>10 | q1 <text:s text:c="6"/>| <text:s text:c="2"/>5 </text:p>
      <text:p text:style-name="P23"><text:s text:c="2"/>4 | a <text:s text:c="2"/>| <text:s text:c="2"/>4 | <text:s text:c="6"/>10 | q2 <text:s text:c="6"/>| <text:s text:c="6"/>10 | q1 <text:s text:c="6"/>| <text:s text:c="2"/>5 </text:p>
      <text:p text:style-name="P23">(2 rows) </text:p>
      <text:p text:style-name="P21">The quantity of q1 owned by <text:span text:style-name="T6">a</text:span> remaining available for exchange is 5.</text:p>
      <text:p text:style-name="P21">We insert a new order from <text:span text:style-name="T6">c</text:span>:</text:p>
      <text:p text:style-name="P23">market=# select * from fsubmitbarter(1,'c',NULL,'q1',5,'q3',5); </text:p>
      <text:p text:style-name="P23"><text:s/>id | diag </text:p>
      <text:p text:style-name="P23">----+------ </text:p>
      <text:p text:style-name="P23"><text:s text:c="2"/>7 | <text:s text:c="3"/>0 </text:p>
      <text:p text:style-name="P23">market=# select femptystack(); </text:p>
      <text:p text:style-name="P23">------------- </text:p>
      <text:p text:style-name="P23"><text:s text:c="11"/>1 </text:p>
      <text:p text:style-name="P18">Two new movements were produced:</text:p>
      <text:p text:style-name="P23">market=# select id,nbc,grp,own_src,own_dst,qtt,nat from tmvt; </text:p>
      <text:p text:style-name="P23"><text:s/>id | nbc | grp | own_src | own_dst | qtt | nat </text:p>
      <text:p text:style-name="P23">----+-----+-----+---------+---------+-----+----- </text:p>
      <text:p text:style-name="P23"><text:s text:c="2"/>6 | <text:s text:c="2"/>2 | <text:s text:c="2"/>6 | c <text:s text:c="6"/>| a <text:s text:c="6"/>| <text:s text:c="2"/>5 | q3 </text:p>
      <text:p text:style-name="P23"><text:s text:c="2"/>7 | <text:s text:c="2"/>2 | <text:s text:c="2"/>6 | a <text:s text:c="6"/>| c <text:s text:c="6"/>| <text:s text:c="2"/>5 | q1 </text:p>
      <text:p text:style-name="P23">(2 rows) </text:p>
      <text:p text:style-name="P23">market=# select fackmvt(); </text:p>
      <text:p text:style-name="P23"><text:s/>fackmvt </text:p>
      <text:p text:style-name="P23">--------- </text:p>
      <text:p text:style-name="P23"><text:s text:c="7"/>1 </text:p>
      <text:p text:style-name="P23">(1 row)</text:p>
      <text:p text:style-name="P23">market=# select fackmvt(); </text:p>
      <text:p text:style-name="P23"><text:s/>fackmvt </text:p>
      <text:p text:style-name="P23">--------- </text:p>
      <text:p text:style-name="P23"><text:s text:c="7"/>1 </text:p>
      <text:p text:style-name="P23">(1 row)</text:p>
      <text:p text:style-name="P21">Where the remaining quantity of q1 owned by <text:span text:style-name="T6">a</text:span> is exchanged for 5 q3 that was owned by <text:span text:style-name="T6">c</text:span>.</text:p>
      <text:p text:style-name="P21">The order book is now empty, as tables tmvt and torder.</text:p>
      <text:h text:style-name="P40" text:outline-level="2">BEST and LIMIT barter </text:h>
      <text:p text:style-name="P18">An owner defines a ratio <text:span text:style-name="T15">ω</text:span> between provided and required quantities. When a cycle is produced from this order, the ratio <text:span text:style-name="T15">ω</text:span>' between provided and received quantities of movements is not equal to <text:span text:style-name="T15">ω, but the result of a barter between partners of the exchange cycle</text:span>. An order is LIMIT when the owner requires that <text:span text:style-name="T15">ω</text:span>' &lt; <text:span text:style-name="T15">ω. </text:span>A barter order is BEST when this condition is not required. </text:p>
      <text:p text:style-name="P18">Cycles produced by the market have <text:s/>Ω &gt;=1 except when all orders of the cycle are BEST. In that particular case, cycles can have <text:s/>Ω &lt;1.</text:p>
      <text:p text:style-name="P18"><text:soft-page-break/>The first parameter of <text:span text:style-name="T6">fsubmitbarter</text:span> is 1 for limit and 2 for best. We had barter limit in previous examples.</text:p>
      <text:p text:style-name="P18">We suppose that:</text:p>
      <text:list xml:id="list1274939386" text:continue-numbering="true" text:style-name="L3">
        <text:list-item>
          <text:p text:style-name="P31">a provides 10 q1 and requires 20 q2 (barter best)</text:p>
        </text:list-item>
        <text:list-item>
          <text:p text:style-name="P31">b provides 10 q2 and requires 20 q1 (barter best)</text:p>
        </text:list-item>
      </text:list>
      <text:p text:style-name="P18"/>
      <text:p text:style-name="P23">market=# select * from fsubmitbarter(2,'a',NULL,'q2',20,'q1',10); </text:p>
      <text:p text:style-name="P23"><text:s/>id | diag </text:p>
      <text:p text:style-name="P23">----+------ </text:p>
      <text:p text:style-name="P23"><text:s text:c="2"/>8 | <text:s text:c="3"/>0 </text:p>
      <text:p text:style-name="P23">(1 row) <text:s/></text:p>
      <text:p text:style-name="P23">market=# select * from fsubmitbarter(2,'b',NULL,'q1',20,'q2',10); </text:p>
      <text:p text:style-name="P23"><text:s/>id | diag </text:p>
      <text:p text:style-name="P23">----+------ </text:p>
      <text:p text:style-name="P23"><text:s text:c="2"/>9 | <text:s text:c="3"/>0 </text:p>
      <text:p text:style-name="P23">market=# select femptystack(); </text:p>
      <text:p text:style-name="P23">------------- </text:p>
      <text:p text:style-name="P23"><text:s text:c="11"/>2 </text:p>
      <text:p text:style-name="P23">(1 row)</text:p>
      <text:p text:style-name="P18">Two movements were produced where a and b exchanged 10 q2 for 10 q1 even if the ratio of movements is not better than those of orders:</text:p>
      <text:p text:style-name="P23">market=# select id,nbc,grp,own_src,own_dst,qtt,nat from tmvt; </text:p>
      <text:p text:style-name="P23"><text:s/>id | nbc | grp | own_src | own_dst | qtt | nat </text:p>
      <text:p text:style-name="P23">----+-----+-----+---------+---------+-----+----- </text:p>
      <text:p text:style-name="P23"><text:s text:c="2"/>8 | <text:s text:c="2"/>2 | <text:s text:c="2"/>8 | b <text:s text:c="6"/>| a <text:s text:c="6"/>| <text:s/>10 | q2 </text:p>
      <text:p text:style-name="P23"><text:s text:c="2"/>9 | <text:s text:c="2"/>2 | <text:s text:c="2"/>8 | a <text:s text:c="6"/>| b <text:s text:c="6"/>| <text:s/>10 | q1 </text:p>
      <text:p text:style-name="P23">(2 rows) </text:p>
      <text:p text:style-name="P23">market=# select fackmvt(); </text:p>
      <text:p text:style-name="P23"><text:s/>fackmvt </text:p>
      <text:p text:style-name="P23">--------- </text:p>
      <text:p text:style-name="P23"><text:s text:c="7"/>1 </text:p>
      <text:p text:style-name="P23">(1 row)</text:p>
      <text:p text:style-name="P23">market=# select fackmvt(); </text:p>
      <text:p text:style-name="P23"><text:s/>fackmvt </text:p>
      <text:p text:style-name="P23">--------- </text:p>
      <text:p text:style-name="P23"><text:s text:c="7"/>1 </text:p>
      <text:p text:style-name="P23">(1 row)</text:p>
      <text:p text:style-name="P21">These orders would not produce any movement if orders were barter limit instead of barter best.</text:p>
      <text:h text:style-name="P40" text:outline-level="2">Quote </text:h>
      <text:p text:style-name="P18">A quote gives the best path of the market from a quality to an other.</text:p>
      <text:p text:style-name="P18">We submit three barter with two possible exchanges of q1 in exchange of q3 and a quote (unnecessary responses à omitted):</text:p>
      <text:p text:style-name="P23">market=# select * from fsubmitbarter(1,'a',NULL,'q2',20,'q1',80,NULL); </text:p>
      <text:p text:style-name="P23">market=# select * from fsubmitbarter(1,'b',NULL,'q3',10,'q2',20,NULL); </text:p>
      <text:p text:style-name="P23">market=# select * from fsubmitbarter(1,'c',NULL,'q3',10,'q1',70,NULL); </text:p>
      <text:p text:style-name="P23">market=# select * from fsubmitquote(1,'d','q1','q3'); </text:p>
      <text:p text:style-name="P23"><text:soft-page-break/>market=# select * from femptystack();</text:p>
      <text:p text:style-name="P23">market=# select json from tmvt; </text:p>
      <text:p text:style-name="P24"><text:s text:c="45"/>json <text:s text:c="44"/></text:p>
      <text:p text:style-name="P24">---------------------------------------------------------------------------------------------- </text:p>
      <text:p text:style-name="P24"><text:s/>{"qtt_requ":80,"qtt_prov":10,"qtt":10,”qtt_reci”:80,”qtt_give”:10,"paths":[ <text:s text:c="44"/>+ </text:p>
      <text:p text:style-name="P24"><text:s/>[{"type":1, "id":11, "oid":11, "own":2, "qtt_requ":10, "qtt_prov":20, "qtt":20, "flowr":20},+ </text:p>
      <text:p text:style-name="P24"><text:s/>{"type":1, "id":10, "oid":10, "own":1, "qtt_requ":20, "qtt_prov":80, "qtt":80, "flowr":80}, + </text:p>
      <text:p text:style-name="P24"><text:s/>{"type":13, "id":13, "oid":13, "own":4, "qtt_requ":80, "qtt_prov":10, "qtt":10, "flowr":10}]+ </text:p>
      <text:p text:style-name="P24"><text:s/>]} </text:p>
      <text:p text:style-name="P24">(1 row) </text:p>
      <text:p text:style-name="P23">market=# select fackmvt(); </text:p>
      <text:p text:style-name="P23">market=# select fsubmitbarter(1,'d',NULL,'q1',80,'q3',10,NULL); </text:p>
      <text:p text:style-name="P23">market=# select * from femptystack(); </text:p>
      <text:p text:style-name="P23"><text:span text:style-name="T14">market=# </text:span>select id,nbc,grp,own_src,own_dst,qtt,nat from tmvt; </text:p>
      <text:p text:style-name="P23"><text:s/>id | nbc | grp | own_src | own_dst | qtt | nat </text:p>
      <text:p text:style-name="P23">----+-----+-----+---------+---------+-----+----- </text:p>
      <text:p text:style-name="P23"><text:s/>11 | <text:s text:c="2"/>3 | <text:s/>11 | d <text:s text:c="6"/>| b <text:s text:c="6"/>| <text:s/>10 | q3 </text:p>
      <text:p text:style-name="P23"><text:s/>12 | <text:s text:c="2"/>3 | <text:s/>11 | b <text:s text:c="6"/>| a <text:s text:c="6"/>| <text:s/>20 | q2 </text:p>
      <text:p text:style-name="P23"><text:s/>13 | <text:s text:c="2"/>3 | <text:s/>11 | a <text:s text:c="6"/>| d <text:s text:c="6"/>| <text:s/>80 | q1 </text:p>
      <text:p text:style-name="P23">(3 rows)</text:p>
      <text:p text:style-name="P23">market=# select fackmvt();select fackmvt();select fackmvt();</text:p>
      <text:p text:style-name="P18">A single row is produced by <text:span text:style-name="T6">fsubmitquote()</text:span> with a field <text:span text:style-name="T6">json</text:span> of the table <text:span text:style-name="T6">tmvt</text:span> giving <text:span text:style-name="T6">qtt_requ</text:span> and <text:span text:style-name="T6">qtt_prov</text:span> that can be obtained with the best path of the market, and the details of the cycle found. This single row does not represent an exchange, but the result of the quote. </text:p>
      <text:p text:style-name="P18">A barter of these quantities give the expected cycle.<text:span text:style-name="T14"> </text:span></text:p>
      <text:p text:style-name="P14"/>
      <text:h text:style-name="Heading_20_1" text:outline-level="1">Principle</text:h>
      <text:p text:style-name="P6">The barter market accepts exchange orders of the form:</text:p>
      <text:p text:style-name="P8">I propose a value in exchange of a value of an other quality for a minimum quantity</text:p>
      <text:p text:style-name="P6">submitted by the owner of the value proposed. <text:s/></text:p>
      <text:p text:style-name="P6">The market finds potential exchange cycles with two partners or more. Agreements can be formed from them, defined by a set of movements where each partner provides a quantity to an other and receives at the same time a value of an other quality. By allowing more than two partners the liquidity of the market is not limited by the double coincidence of wants problem. </text:p>
      <text:p text:style-name="P6">For an order, we define ω as a ratio between provided quantity and minimum required quantity. This ratio measures the will to exchange as would do a price but without the need of a currency. The dimension of ω depends on qualities exchanges and compare such values would not make any sense when these qualities are different. For a cycle formed by several orders where quality offered and required match, we compute an Ω as the product of ω of orders of a cycle. Since Ω a dimensionless quantity, compare these values could have a meaning. When Ω is lower than 1, the collective will to exchange is not sufficient to find an agreement between partners due to minimum quantities required. When <text:s/>Ω is 1 it is easy to find an agreement than match minimum ratio ω required by maximizing the flow of values through the cycle within limits defined by available quantities. When <text:s/>Ω is greater than 1 the excess Ω-1 can be shared fairly for the benefit of partners in order to form the exchange. This share changes ω to a value <draw:frame draw:style-name="fr2" draw:name="Objet1" text:anchor-type="as-char" svg:y="-0.437cm" svg:width="2.478cm" svg:height="0.527cm" draw:z-index="0"><draw:object xlink:href="./Object 1" xlink:type="simple" xlink:show="embed" xlink:actuate="onLoad"/><draw:image xlink:href="./ObjectReplacements/Object 1" xlink:type="simple" xlink:show="embed" xlink:actuate="onLoad"/><svg:desc>formule</svg:desc></draw:frame>where n is the number of partners so that the product of ω' is 1. The value ω' lower than or equal to ω represents a benefit for the corresponding partner. The share is fair since the ratio<draw:frame draw:style-name="fr2" draw:name="Objet4" text:anchor-type="as-char" svg:y="-0.377cm" svg:width="1.148cm" svg:height="0.469cm" draw:z-index="1"><draw:object xlink:href="./Object 2" xlink:type="simple" xlink:show="embed" xlink:actuate="onLoad"/><draw:image xlink:href="./ObjectReplacements/Object 2" xlink:type="simple" xlink:show="embed" xlink:actuate="onLoad"/><svg:desc>formule</svg:desc></draw:frame>is the same for all partners of the cycle. </text:p>
      <text:p text:style-name="P6">When an owner submits an order, that's because he considers that the value expected is more useful that the one he owns, and ω measures how much this exchange would be useful for him. For a given cycle Ω is proportional to any ω of it's orders since Ω is their product. In other words Ω is an aggregate common to all partners of the cycle measuring how much the exchange is useful for them, even if usefulness depends on the view point. When a common order belongs to several possible exchange cycles, the author of this order can use Ω as the measurement of the usefulness of potential cycles and compare them to choose the best. For bilateral exchanges, it has be shown<text:span text:style-name="T9">1</text:span> that the choice of the cycle having Ω maximum is the same as what would be obtained with the best price rule. In other words, <text:s/>Ω maximization extends the best price rule to non-bilateral exchanges. By maximizing Ω the market meets the goal of utilitarians by maximizing utility but with a definition of utility that would be independent of any currency. Most importantly, it maximizes the collective will to exchange and the common wealth.</text:p>
      <text:p text:style-name="P6"><text:s/>The extension of the best price rule to non-bilateral exchange is not unique, and could also be obtained by maximizing individual profit<text:note text:id="ftn1" text:note-class="footnote"><text:note-citation>1</text:note-citation><text:note-body><text:p text:style-name="Footnote"><text:span text:style-name="T10"><text:s/>minimize </text:span><text:span text:style-name="T11">ω', that is minimizing </text:span><text:span text:style-name="T11"><draw:frame draw:style-name="fr2" draw:name="Objet2" text:anchor-type="as-char" svg:y="-0.437cm" svg:width="1.078cm" svg:height="0.46cm" draw:z-index="7"><draw:object xlink:href="./Object 3" xlink:type="simple" xlink:show="embed" xlink:actuate="onLoad"/><draw:image xlink:href="./ObjectReplacements/Object 3" xlink:type="simple" xlink:show="embed" xlink:actuate="onLoad"/></draw:frame></text:span><text:span text:style-name="T11">or maximizing </text:span><text:span text:style-name="T11"><draw:frame draw:style-name="fr2" draw:name="Objet3" text:anchor-type="as-char" svg:y="-0.437cm" svg:width="0.894cm" svg:height="0.46cm" draw:z-index="8"><draw:object xlink:href="./Object 4" xlink:type="simple" xlink:show="embed" xlink:actuate="onLoad"/><draw:image xlink:href="./ObjectReplacements/Object 4" xlink:type="simple" xlink:show="embed" xlink:actuate="onLoad"/></draw:frame></text:span><text:span text:style-name="T11">instead of </text:span><text:span text:style-name="T11"><draw:frame draw:style-name="fr2" draw:name="Objet5" text:anchor-type="as-char" svg:y="-0.305cm" svg:width="0.526cm" svg:height="0.326cm" draw:z-index="9"><draw:object xlink:href="./Object 5" xlink:type="simple" xlink:show="embed" xlink:actuate="onLoad"/><draw:image xlink:href="./ObjectReplacements/Object 5" xlink:type="simple" xlink:show="embed" xlink:actuate="onLoad"/></draw:frame></text:span><text:span text:style-name="T11">.</text:span></text:p></text:note-body></text:note> instead of the collective will to exchange. The use of money maintains a confusion between these two distinct goals with assessed social economic consequences.</text:p>
      <text:p text:style-name="P6"><text:soft-page-break/>This market proceeds as a regular market – a central limit order book (CLOB) - by processing orders one after the other. We describe here what is common between these markets. The input of the market is a flow of orders and it's output is a flow of movements. It records unmatched orders in an order book. When a new order is submitted, a competition is performed between potential cycles created by the new order and pending orders in the book to choose the cycle that will form the exchange. If no matching is found, the new order is added to the book. Otherwise, movements forming the exchange are produced from the best cycle and the values offered by matched orders are decreased of the values exchanged. If some cycles remain the competition is repeated as long as the new order is not exhausted. </text:p>
      <text:p text:style-name="P7">The difference between this barter market and a regular CLOB is only that 1) exchange cycles can be non-bilateral 2) competition is performed with <text:s/>Ω instead of price. </text:p>
      <text:h text:style-name="Heading_20_1" text:outline-level="1">Orders</text:h>
      <text:p text:style-name="Text_20_body">Orders can be a barter, a quote or remove. </text:p>
      <text:h text:style-name="Heading_20_2" text:outline-level="2">Barter</text:h>
      <text:p text:style-name="Text_20_body">For a barter order, the owner offers the value provided in exchange of a value required. </text:p>
      <text:p text:style-name="Text_20_body">A barter can be LIMIT; meaning that exchange cycles produced from this barter will have a ratio <text:span text:style-name="T1">ω' </text:span>(quantity provided/quantity received) lower or equal to the ratio <text:span text:style-name="T1">ω </text:span>(qua_prov/qua_requ) of the order. A barter is BEST otherwise.</text:p>
      <text:p text:style-name="Text_20_body">A cycle is LIMIT if at least one barter order of this cycle is LIMIT. <text:s/>For such a cycle, we have <text:span text:style-name="T1">ω'&lt;=ω. </text:span>Otherwise, the cycle is BEST and we can have both <text:span text:style-name="T1">ω'&gt;ω and ω'&lt;=ω</text:span>. </text:p>
      <text:p text:style-name="Text_20_body">A barter is active for a limited time interval. This delay starts at the time the barter order is inserted into the stack. After this delay,the barter order does not produce exchange cycle. </text:p>
      <text:p text:style-name="Text_20_body">When a barter expresses a different requirement for a value already offered by a previous barter, it is called a child order. This previous barter order is a parent order. <text:s/>The time interval and quality offered of a child order is that of it's parent but the quality required and ratio <text:span text:style-name="T1">ω of the child is distinct from the parent.</text:span></text:p>
      <text:h text:style-name="Heading_20_2" text:outline-level="2">Quote</text:h>
      <text:p text:style-name="Text_20_body">A quote provides information on possible exchange of the market, but does not change the order book. The result is recorded into the json field of a single movement. This json field contains a dictionnary with keys <text:span text:style-name="T6">qtt,qtt_reci, qtt_give</text:span> and <text:span text:style-name="T6">paths</text:span><text:span text:style-name="T16">. We note these fields </text:span><text:span text:style-name="T6">json.qtt,json.qtt_reci, json.qtt_give and json.paths. </text:span></text:p>
      <text:p text:style-name="Text_20_body">For a regular market, the result of a quote depends on the quality and quantity bought or sold, <text:s/>and on the price. For openBarter, it depends on the couple (<text:span text:style-name="T6">quality_prov</text:span>, <text:span text:style-name="T6">quality_requ</text:span>), on the ratio <text:span text:style-name="T1">ω </text:span>(<text:span text:style-name="T6">qtt_prov</text:span>/<text:span text:style-name="T6">qtt_requ</text:span>) and on the quantity provided <text:span text:style-name="T6">qtt</text:span>. </text:p>
      <text:p text:style-name="Text_20_body"><text:s/>W<text:span text:style-name="T16">e call path a chain of barter orders of the order book where the first requires the </text:span><text:span text:style-name="T6">quality_prov</text:span><text:span text:style-name="T16"> and the last provides the </text:span><text:span text:style-name="T6">quality_requ</text:span><text:span text:style-name="T16">, each order of this chain providing the quality required by the next. </text:span>The general processing is the following: </text:p>
      <text:p text:style-name="Text_20_body"><text:soft-page-break/><text:span text:style-name="T16"><text:s/>Fetch paths of the order book for the given (</text:span><text:span text:style-name="T6">quality_prov</text:span><text:span text:style-name="T16">, </text:span><text:span text:style-name="T6">quality_requ</text:span><text:span text:style-name="T16">), </text:span></text:p>
      <text:p text:style-name="Text_20_body"><text:span text:style-name="T16">For each path, compute </text:span><text:span text:style-name="T2">Ω as the product of <text:s/>ω of the cycle formed by this path and the barter described by the quote, </text:span></text:p>
      <text:p text:style-name="P20">For each path ordered by decreasing Ω.</text:p>
      <text:p text:style-name="P28">adjust ω to ω' so that their product is 1 </text:p>
      <text:p text:style-name="P28">compute the flow of value through the cycle</text:p>
      <text:p text:style-name="P27"><text:span text:style-name="T2">add the path to </text:span><text:span text:style-name="T4">json.paths</text:span></text:p>
      <text:p text:style-name="P27"><text:span text:style-name="T2">add the quantity of </text:span><text:span text:style-name="T4">quality_requ</text:span><text:span text:style-name="T2"> going out of the path to </text:span><text:span text:style-name="T4">json.qtt_reci</text:span></text:p>
      <text:p text:style-name="P27"><text:span text:style-name="T2">add the quantity of </text:span><text:span text:style-name="T4">quality_prov</text:span><text:span text:style-name="T2"> going into of the path to </text:span><text:span text:style-name="T4">json.qtt_give</text:span></text:p>
      <text:p text:style-name="P34"><text:s text:c="5"/></text:p>
      <text:p text:style-name="Text_20_body"><text:span text:style-name="T16">There are three types of quote. Any type of quote requires the couple (</text:span><text:span text:style-name="T6">quality_prov</text:span><text:span text:style-name="T16">, </text:span><text:span text:style-name="T6">quality_requ</text:span><text:span text:style-name="T16">) as input parameters. </text:span></text:p>
      <text:p text:style-name="Text_20_body"><text:span text:style-name="T2">A quote (form 3) depends on <text:s/>(</text:span><text:span text:style-name="T4">qtt,qtt_prov,qtt_requ,quality_prov</text:span><text:span text:style-name="T2">, </text:span><text:span text:style-name="T4">quality_requ</text:span><text:span text:style-name="T2">). These parameters are sufficient to set a barter order, and the result of the quote is the same as that barter order. </text:span><text:span text:style-name="T4">qtt</text:span><text:span text:style-name="T2"> is the quantity offered of the </text:span><text:span text:style-name="T5">quality_prov </text:span><text:span text:style-name="T3">and <text:s/>ω is defined by (</text:span><text:span text:style-name="T5">qtt_prov</text:span><text:span text:style-name="T3">/</text:span><text:span text:style-name="T5">qtt_requ</text:span><text:span text:style-name="T3">). (</text:span><text:span text:style-name="T5">json.qtt_reci</text:span><text:span text:style-name="T3">,</text:span><text:span text:style-name="T5">json.qtt_give</text:span><text:span text:style-name="T3">) are the quantities of (</text:span><text:span text:style-name="T5">quality_prov</text:span><text:span text:style-name="T3">, </text:span><text:span text:style-name="T5">quality_requ</text:span><text:span text:style-name="T3">) that would be exchanged by the barter order whith the same parameters.</text:span></text:p>
      <text:p text:style-name="Text_20_body"><text:span text:style-name="T3">A quote (form 2) depends on <text:s/>(</text:span><text:span text:style-name="T5">qtt_prov,qtt_requ,quality_prov</text:span><text:span text:style-name="T3">, </text:span><text:span text:style-name="T5">quality_requ</text:span><text:span text:style-name="T3">). It is similar to the form 3, but with the parameter </text:span><text:span text:style-name="T5">qtt</text:span><text:span text:style-name="T3"> undefined. The output field </text:span><text:span text:style-name="T5">json.qtt</text:span><text:span text:style-name="T3"> provides this parameter as the maximum flow of value through the cycles to obtains the maximum from the market. A barter order based on </text:span><text:span text:style-name="T5">json.qtt</text:span><text:span text:style-name="T3"> as field </text:span><text:span text:style-name="T5">qtt</text:span><text:span text:style-name="T3"> and other input parameters of this quote would provide the same results as that of the quote. </text:span></text:p>
      <text:p text:style-name="Text_20_body"><text:span text:style-name="T16">A </text:span><text:span text:style-name="T6">prequote </text:span><text:span text:style-name="T16">depends only on (</text:span><text:span text:style-name="T6">quality_prov</text:span><text:span text:style-name="T16">, </text:span><text:span text:style-name="T6">quality_requ</text:span><text:span text:style-name="T16">). It </text:span><text:span text:style-name="T17">provides a first approximation <text:s/>of the quantity going in and out of available paths. <text:s/>Since t</text:span><text:span text:style-name="T16">he ratio </text:span><text:span text:style-name="T2">ω of the quote is unknown, it is supposed to be 1 for Ω computation. There is no adjustment of ω to ω' of orders of the path, and the flow of value through the cycle is not computed. A flow through the path is obtain using ω and </text:span><text:span text:style-name="T4">qtt </text:span><text:span text:style-name="T2">of it's orders, and output are </text:span><text:span text:style-name="T3">(</text:span><text:span text:style-name="T5">json.qtt_reci</text:span><text:span text:style-name="T3">,</text:span><text:span text:style-name="T5">json.qtt_give</text:span><text:span text:style-name="T3">) and </text:span><text:span text:style-name="T5">json.paths</text:span><text:span text:style-name="T3">. <text:s/></text:span><text:span text:style-name="T5">json.qtt_give/ json.qtt_reci </text:span><text:span text:style-name="T3">provides an approximation of the ω of the market</text:span><text:span text:style-name="T5">.</text:span></text:p>
      <text:h text:style-name="Heading_20_2" text:outline-level="2">Remove </text:h>
      <text:p text:style-name="P20">A parent barter order can be removed from the order book. Child orders related to this parent are also removed at the same time.</text:p>
      <text:p text:style-name="P20"/>
      <text:p text:style-name="P13"/>
      <text:h text:style-name="Heading_20_1" text:outline-level="1">Interfaces</text:h>
      <text:p text:style-name="Text_20_body">Interactions with the order book can be submissions of orders to be executed or administrative tasks. Orders submitted are recorded in a table tstack representing a stack. The stack is consumed to execute orders. </text:p>
      <text:p text:style-name="Text_20_body">Results of interactions are recorded in the table tmvt. Records of this table represent movements for barter orders, a barter order producing several movements. A record of this table can also represent the result of other interactions. </text:p>
      <text:h text:style-name="Heading_20_2" text:outline-level="2">Order processing</text:h>
      <text:p text:style-name="Text_20_body">An order is first submitted and later executed. It's submission immediately returns a type <text:s/><text:span text:style-name="T6">yressubmit</text:span><text:span text:style-name="T16"> with fields </text:span><text:span text:style-name="T6">id</text:span><text:span text:style-name="T16"> and </text:span><text:span text:style-name="T6">diag. diag=0</text:span><text:span text:style-name="T16"> means the order was successfully submitted to the input stack. The field </text:span><text:span text:style-name="T6">id</text:span><text:span text:style-name="T16"> gives a unique identifier used later to reference this order. Execution result(s) in the table tmvt have a field </text:span><text:span text:style-name="T6">xid</text:span><text:span text:style-name="T16"> containing the identifier of the order.</text:span></text:p>
      <text:h text:style-name="Heading_20_2" text:outline-level="2">Barter order</text:h>
      <text:p text:style-name="Text_20_body">A barter order can be a parent or a child barter.</text:p>
      <text:p text:style-name="Text_20_body">A parent barter provides a value in exchange of an other value. A child barter refers to the value provided by a previous parent barter asking for a different value. That way, different values can be asked for the same value provided. </text:p>
      <text:h text:style-name="Heading_20_3" text:outline-level="3">Submission </text:h>
      <text:p text:style-name="Text_20_body">A parent barter has the form:</text:p>
      <text:p text:style-name="code-imformatique">=&gt; SELECT * FROM fsubmitbarter(type,own,NULL,qua_requ,qtt_requ,qua_prov,qtt_prov,qtt,duration); <text:s/></text:p>
      <text:p text:style-name="P3"/>
      <text:p text:style-name="Text_20_body">A child barter:</text:p>
      <text:p text:style-name="P25">=&gt; SELECT * FROM fsubmitbarter(type,own,oid,qua_requ,qtt_requ,NULL,qtt_prov,NULL,NULL); <text:s/></text:p>
      <text:p text:style-name="Text_20_body"><text:span text:style-name="T2"/></text:p>
      <text:p text:style-name="Text_20_body"><text:span text:style-name="T2">A child barter defines a new requirement for a value already offered by the parent barter </text:span><text:span text:style-name="T4">oid</text:span><text:span text:style-name="T2">. </text:span>The fields <text:span text:style-name="T6">qua_prov</text:span>,<text:span text:style-name="T6">qtt</text:span> and <text:span text:style-name="T6">duration</text:span> <text:s/>of a child barter are defined by the parent barter.</text:p>
      <text:p text:style-name="Text_20_body">Possible error codes returned by <text:span text:style-name="T6">diag</text:span> are:</text:p>
      <table:table table:name="Tableau2" table:style-name="Tableau2">
        <table:table-column table:style-name="Tableau2.A"/>
        <table:table-column table:style-name="Tableau2.B"/>
        <table:table-row>
          <table:table-cell table:style-name="Tableau2.A1" office:value-type="string">
            <text:p text:style-name="P15">diag</text:p>
          </table:table-cell>
          <table:table-cell table:style-name="Tableau2.B1" office:value-type="string">
            <text:p text:style-name="P15">meaning</text:p>
          </table:table-cell>
        </table:table-row>
        <table:table-row>
          <table:table-cell table:style-name="Tableau2.A2" office:value-type="string">
            <text:p text:style-name="Table_20_Contents">0</text:p>
          </table:table-cell>
          <table:table-cell table:style-name="Tableau2.B2" office:value-type="string">
            <text:p text:style-name="Table_20_Contents">no error. The field id of the response is the number given by the market to the order,</text:p>
          </table:table-cell>
        </table:table-row>
        <text:soft-page-break/>
        <table:table-row>
          <table:table-cell table:style-name="Tableau2.A2" office:value-type="string">
            <text:p text:style-name="Table_20_Contents">-1</text:p>
          </table:table-cell>
          <table:table-cell table:style-name="Tableau2.B2" office:value-type="string">
            <text:p text:style-name="Table_20_Contents">For a parent order, qua_prov and qua_requ must be different</text:p>
          </table:table-cell>
        </table:table-row>
        <table:table-row>
          <table:table-cell table:style-name="Tableau2.A2" office:value-type="string">
            <text:p text:style-name="Table_20_Contents">-2</text:p>
          </table:table-cell>
          <table:table-cell table:style-name="Tableau2.B2" office:value-type="string">
            <text:p text:style-name="Table_20_Contents">Incorrect parent order</text:p>
          </table:table-cell>
        </table:table-row>
        <table:table-row>
          <table:table-cell table:style-name="Tableau2.A2" office:value-type="string">
            <text:p text:style-name="Table_20_Contents">-3</text:p>
          </table:table-cell>
          <table:table-cell table:style-name="Tableau2.B2" office:value-type="string">
            <text:p text:style-name="Table_20_Contents">Type must be 1 or 2</text:p>
          </table:table-cell>
        </table:table-row>
        <table:table-row>
          <table:table-cell table:style-name="Tableau2.A2" office:value-type="string">
            <text:p text:style-name="Table_20_Contents">-4</text:p>
          </table:table-cell>
          <table:table-cell table:style-name="Tableau2.B2" office:value-type="string">
            <text:p text:style-name="Table_20_Contents">Incorrect child order</text:p>
          </table:table-cell>
        </table:table-row>
        <table:table-row>
          <table:table-cell table:style-name="Tableau2.A2" office:value-type="string">
            <text:p text:style-name="Table_20_Contents">-5</text:p>
          </table:table-cell>
          <table:table-cell table:style-name="Tableau2.B2" office:value-type="string">
            <text:p text:style-name="Table_20_Contents">own must be a non empty string.</text:p>
          </table:table-cell>
        </table:table-row>
      </table:table>
      <text:p text:style-name="Standard"/>
      <text:p text:style-name="Standard">The parameters of the function <text:span text:style-name="T6">fsubmitbarter</text:span> are the following:</text:p>
      <table:table table:name="Tableau10" table:style-name="Tableau10">
        <table:table-column table:style-name="Tableau10.A"/>
        <table:table-column table:style-name="Tableau10.B"/>
        <table:table-column table:style-name="Tableau10.C"/>
        <table:table-row>
          <table:table-cell table:style-name="Tableau10.A1" office:value-type="string">
            <text:p text:style-name="P7">type</text:p>
          </table:table-cell>
          <table:table-cell table:style-name="Tableau10.A1" office:value-type="string">
            <text:p text:style-name="P7">int</text:p>
          </table:table-cell>
          <table:table-cell table:style-name="Tableau10.C1" office:value-type="string">
            <text:p text:style-name="P7">1 barter limit</text:p>
            <text:p text:style-name="P7">2 barter best</text:p>
          </table:table-cell>
        </table:table-row>
        <table:table-row>
          <table:table-cell table:style-name="Tableau10.A2" office:value-type="string">
            <text:p text:style-name="P7">own</text:p>
          </table:table-cell>
          <table:table-cell table:style-name="Tableau10.A2" office:value-type="string">
            <text:p text:style-name="P7">text</text:p>
          </table:table-cell>
          <table:table-cell table:style-name="Tableau10.C2" office:value-type="string">
            <text:p text:style-name="P7">the name of the owner, non empty string.</text:p>
          </table:table-cell>
        </table:table-row>
        <table:table-row>
          <table:table-cell table:style-name="Tableau10.A2" office:value-type="string">
            <text:p text:style-name="P7">oid</text:p>
          </table:table-cell>
          <table:table-cell table:style-name="Tableau10.A2" office:value-type="string">
            <text:p text:style-name="P7">int</text:p>
          </table:table-cell>
          <table:table-cell table:style-name="Tableau10.C2" office:value-type="string">
            <text:p text:style-name="P7">id of the parent order for a child barter. Must be NULL for a parent barter.</text:p>
          </table:table-cell>
        </table:table-row>
        <table:table-row>
          <table:table-cell table:style-name="Tableau10.A2" office:value-type="string">
            <text:p text:style-name="P7">qua_requ</text:p>
          </table:table-cell>
          <table:table-cell table:style-name="Tableau10.A2" office:value-type="string">
            <text:p text:style-name="P7">text</text:p>
          </table:table-cell>
          <table:table-cell table:style-name="Tableau10.C2" office:value-type="string">
            <text:p text:style-name="P7">the quality required, non empty string.</text:p>
          </table:table-cell>
        </table:table-row>
        <table:table-row>
          <table:table-cell table:style-name="Tableau10.A2" office:value-type="string">
            <text:p text:style-name="P7">qtt_requ</text:p>
          </table:table-cell>
          <table:table-cell table:style-name="Tableau10.A2" office:value-type="string">
            <text:p text:style-name="P7">int8</text:p>
          </table:table-cell>
          <table:table-cell table:style-name="Tableau10.C2" office:value-type="string">
            <text:p text:style-name="P7">Defines ω = qtt_prov/qtt_requ with the field qtt_prov ,</text:p>
          </table:table-cell>
        </table:table-row>
        <table:table-row>
          <table:table-cell table:style-name="Tableau10.A2" office:value-type="string">
            <text:p text:style-name="P7">qua_prov</text:p>
          </table:table-cell>
          <table:table-cell table:style-name="Tableau10.A2" office:value-type="string">
            <text:p text:style-name="P7">text</text:p>
          </table:table-cell>
          <table:table-cell table:style-name="Tableau10.C2" office:value-type="string">
            <text:p text:style-name="P7">the quality provided, non empty string. Must be NULL for a child order.</text:p>
          </table:table-cell>
        </table:table-row>
        <table:table-row>
          <table:table-cell table:style-name="Tableau10.A2" office:value-type="string">
            <text:p text:style-name="P7">qtt_prov</text:p>
          </table:table-cell>
          <table:table-cell table:style-name="Tableau10.A2" office:value-type="string">
            <text:p text:style-name="P7">int8</text:p>
          </table:table-cell>
          <table:table-cell table:style-name="Tableau10.C2" office:value-type="string">
            <text:p text:style-name="P7">Defines ω = qtt_prov/qtt_requ with the field qtt_requ ,</text:p>
          </table:table-cell>
        </table:table-row>
        <table:table-row>
          <table:table-cell table:style-name="Tableau10.A2" office:value-type="string">
            <text:p text:style-name="P7">qtt</text:p>
          </table:table-cell>
          <table:table-cell table:style-name="Tableau10.A2" office:value-type="string">
            <text:p text:style-name="P7">int8</text:p>
          </table:table-cell>
          <table:table-cell table:style-name="Tableau10.C2" office:value-type="string">
            <text:p text:style-name="P7">The quantity provided. Must be NULL for a child order.</text:p>
          </table:table-cell>
        </table:table-row>
        <table:table-row>
          <table:table-cell table:style-name="Tableau10.A2" office:value-type="string">
            <text:p text:style-name="P7">Duration</text:p>
          </table:table-cell>
          <table:table-cell table:style-name="Tableau10.A2" office:value-type="string">
            <text:p text:style-name="P7">duration</text:p>
          </table:table-cell>
          <table:table-cell table:style-name="Tableau10.C2" office:value-type="string">
            <text:p text:style-name="P7">Validity delay of the order. It has the type <text:span text:style-name="T6">interval</text:span> of postgres, for example:<text:line-break/>'1 hour'::interval. Must be NULL when <text:span text:style-name="T6">oid</text:span> is not NULL.</text:p>
          </table:table-cell>
        </table:table-row>
      </table:table>
      <text:p text:style-name="Text_20_body"/>
      <text:h text:style-name="Heading_20_3" text:outline-level="3">Execution results</text:h>
      <text:p text:style-name="Text_20_body">A barter order is stored in the order book when it is executed. It remains in the book until <text:s/>it's duration is reached or the value provided is exhausted. It's presence in the book produces movements in the table tmvt described in §<text:bookmark-ref text:reference-format="chapter" text:ref-name="__RefNumPara__2052_983309570">7.5</text:bookmark-ref>.</text:p>
      <text:p text:style-name="Text_20_body">Each row of this table represents a statement where an owner <text:span text:style-name="T6">own_src</text:span> provides a value (<text:span text:style-name="T6">nat,qtt</text:span>) to an other owner <text:span text:style-name="T6">own_dst</text:span>. Rows with the same <text:span text:style-name="T6">grp</text:span> field define an exchange cycle.</text:p>
      <text:p text:style-name="Text_20_body">The field <text:span text:style-name="T6">refused</text:span> is 0 when the movement describes a cycles. </text:p>
      <text:p text:style-name="Text_20_body">When a child barter is executed and the parent order is not present in the order book, the field <text:span text:style-name="T6">refused</text:span> is -1.</text:p>
      <text:h text:style-name="Heading_20_3" text:outline-level="3"><text:soft-page-break/>Quotation</text:h>
      <text:p text:style-name="Text_20_body">As any order, a quote is first submitted to be executed later using the order book. Execution produces a single movement containing the result of the quote, but does not change anything to the order book.</text:p>
      <text:h text:style-name="P41" text:outline-level="4">fsubmitquote</text:h>
      <text:p text:style-name="Text_20_body">A quote is submitted with the following syntaxes:</text:p>
      <text:p text:style-name="P3">It can be of <text:span text:style-name="T2">form 2:</text:span></text:p>
      <text:p text:style-name="P25">=&gt; SELECT * FROM fsubmitquote(type,own,qua_requ,qtt_requ,qua_prov,qtt_prov,NULL); <text:s/></text:p>
      <text:p text:style-name="P7">or form 3:</text:p>
      <text:p text:style-name="P25">=&gt; SELECT * FROM fsubmitquote(type,own,qua_requ,qtt_requ,qua_prov,qtt_prov,qtt); <text:s/></text:p>
      <text:p text:style-name="P7"/>
      <text:p text:style-name="P7">Their execution give the result that would be returned by a barter with these parameters. The execution result of form 2 gives the parameter <text:span text:style-name="T6">qtt</text:span> that was not defined as input.</text:p>
      <text:p text:style-name="Text_20_body">The submission response has the type <text:span text:style-name="T6">yressubmit</text:span> with the field '<text:span text:style-name="T6">id</text:span>' and '<text:span text:style-name="T6">diag</text:span>'. Returns diag=0 and an int in the id field. This id is the primary key given by the market to this order that is referred later in the movement recording the execution result. On error, diag contains the code of the error, and id is 0. </text:p>
      <text:p text:style-name="Text_20_body">When the quote order has no error, it is recorded to be executed. When executed, <text:span text:style-name="T2">The result is a recorded as a single movement with a json field. This field is a string representing a dictionary where <text:s/>(</text:span><text:span text:style-name="T4">qtt_requ</text:span><text:span text:style-name="T2">,</text:span><text:span text:style-name="T4">qtt_prov</text:span><text:span text:style-name="T2">,</text:span><text:span text:style-name="T4">qtt</text:span><text:span text:style-name="T2">) are the parameters of the barter command (</text:span><text:span text:style-name="T4">qtt_requ</text:span><text:span text:style-name="T2">,</text:span><text:span text:style-name="T4">qtt_prov</text:span><text:span text:style-name="T2">,</text:span><text:span text:style-name="T4">qtt</text:span><text:span text:style-name="T2">) that would produce this result. </text:span></text:p>
      <text:p text:style-name="Text_20_body">A quote does not insert anything into the order book, but records a dummy movement into the movement table with the informations required.</text:p>
      <text:p text:style-name="Text_20_body">Possible error codes returned by diag are:</text:p>
      <table:table table:name="Tableau4" table:style-name="Tableau4">
        <table:table-column table:style-name="Tableau4.A"/>
        <table:table-column table:style-name="Tableau4.B"/>
        <table:table-row>
          <table:table-cell table:style-name="Tableau4.A1" office:value-type="string">
            <text:p text:style-name="P15">diag</text:p>
          </table:table-cell>
          <table:table-cell table:style-name="Tableau4.B1" office:value-type="string">
            <text:p text:style-name="P15">meaning</text:p>
          </table:table-cell>
        </table:table-row>
        <table:table-row>
          <table:table-cell table:style-name="Tableau4.A2" office:value-type="string">
            <text:p text:style-name="Table_20_Contents">0</text:p>
          </table:table-cell>
          <table:table-cell table:style-name="Tableau4.B2" office:value-type="string">
            <text:p text:style-name="Table_20_Contents">no error. The field id is the number given by the market to the order,</text:p>
          </table:table-cell>
        </table:table-row>
        <table:table-row>
          <table:table-cell table:style-name="Tableau4.A2" office:value-type="string">
            <text:p text:style-name="Table_20_Contents">-1</text:p>
          </table:table-cell>
          <table:table-cell table:style-name="Tableau4.B2" office:value-type="string">
            <text:p text:style-name="Table_20_Contents">qua_prov and qua_requ must be different</text:p>
          </table:table-cell>
        </table:table-row>
        <table:table-row>
          <table:table-cell table:style-name="Tableau4.A2" office:value-type="string">
            <text:p text:style-name="Table_20_Contents">-3</text:p>
          </table:table-cell>
          <table:table-cell table:style-name="Tableau4.B2" office:value-type="string">
            <text:p text:style-name="Table_20_Contents">Incorrect order type</text:p>
          </table:table-cell>
        </table:table-row>
      </table:table>
      <text:p text:style-name="P3"/>
      <text:p text:style-name="Text_20_body">A quote submission produces a movement where the <text:span text:style-name="T6">json</text:span> field describes the best cycles of the market require-ring and providing the qualities specified. This json string is described in the <text:s/>paragraph <text:bookmark-ref text:reference-format="chapter" text:ref-name="__RefNumPara__1665_558945723">7.2.3.3</text:bookmark-ref>.</text:p>
      <text:p text:style-name="P22"/>
      <text:h text:style-name="P41" text:outline-level="4"><text:soft-page-break/>fsubmitprequote</text:h>
      <text:p text:style-name="Text_20_body">A prequote is submitted with the following syntaxes:</text:p>
      <text:p text:style-name="code-imformatique">=&gt; SELECT * FROM fsubmitprequote(own,qua_requ,qua_prov); <text:s/></text:p>
      <text:p text:style-name="Text_20_body"/>
      <text:p text:style-name="Text_20_body">A prequote submission produces a movement where the <text:span text:style-name="T6">json</text:span> field describes the paths of the market require-ring and providing the qualities specified. This json string is described in the <text:s/>paragraph <text:bookmark-ref text:reference-format="chapter" text:ref-name="__RefNumPara__1665_558945723">7.2.3.3</text:bookmark-ref>.</text:p>
      <text:p text:style-name="Text_20_body">There is no barter between orders since <text:span text:style-name="T2">ω is not defined. It describes the maximum flow of values going through paths. </text:span></text:p>
      <text:h text:style-name="P41" text:outline-level="4"><text:bookmark-start text:name="__RefNumPara__1665_558945723"/>Json returned by a quote or a prequote<text:bookmark-end text:name="__RefNumPara__1665_558945723"/></text:h>
      <text:p text:style-name="Text_20_body">The movement produced by a quote or a prequote has a <text:span text:style-name="T6">json</text:span> field, a dictionary with the following fields:</text:p>
      <table:table table:name="Tableau5" table:style-name="Tableau5">
        <table:table-column table:style-name="Tableau5.A"/>
        <table:table-column table:style-name="Tableau5.B"/>
        <table:table-column table:style-name="Tableau5.C"/>
        <table:table-row>
          <table:table-cell table:style-name="Tableau5.A1" office:value-type="string">
            <text:p text:style-name="P7">qtt_requ</text:p>
          </table:table-cell>
          <table:table-cell table:style-name="Tableau5.A1" office:value-type="string">
            <text:p text:style-name="P7">int</text:p>
          </table:table-cell>
          <table:table-cell table:style-name="Tableau5.C1" table:number-rows-spanned="3" office:value-type="string">
            <text:p text:style-name="P7">Fields <text:span text:style-name="T6">qtt_prov</text:span>,<text:span text:style-name="T6">qtt_requ</text:span>,<text:span text:style-name="T6">qtt</text:span> are what should contain the barter order to obtain the <text:span text:style-name="T6">paths</text:span> if this barter was submitted.</text:p>
            <text:p text:style-name="P7">These fields are 0 for a prequote.</text:p>
          </table:table-cell>
        </table:table-row>
        <table:table-row>
          <table:table-cell table:style-name="Tableau5.A2" office:value-type="string">
            <text:p text:style-name="P7">qtt_prov</text:p>
          </table:table-cell>
          <table:table-cell table:style-name="Tableau5.A2" office:value-type="string">
            <text:p text:style-name="P7">int</text:p>
          </table:table-cell>
          <table:covered-table-cell/>
        </table:table-row>
        <table:table-row>
          <table:table-cell table:style-name="Tableau5.A2" office:value-type="string">
            <text:p text:style-name="P7">qtt</text:p>
          </table:table-cell>
          <table:table-cell table:style-name="Tableau5.A2" office:value-type="string">
            <text:p text:style-name="P7">int</text:p>
          </table:table-cell>
          <table:covered-table-cell/>
        </table:table-row>
        <table:table-row>
          <table:table-cell table:style-name="Tableau5.A2" office:value-type="string">
            <text:p text:style-name="P7">qtt_reci</text:p>
          </table:table-cell>
          <table:table-cell table:style-name="Tableau5.A2" office:value-type="string">
            <text:p text:style-name="P7">int</text:p>
          </table:table-cell>
          <table:table-cell table:style-name="Tableau5.C4" office:value-type="string">
            <text:p text:style-name="P7">quantity received, sum of quantities produced by the paths</text:p>
          </table:table-cell>
        </table:table-row>
        <table:table-row>
          <table:table-cell table:style-name="Tableau5.A2" office:value-type="string">
            <text:p text:style-name="P7">qtt_give</text:p>
          </table:table-cell>
          <table:table-cell table:style-name="Tableau5.A2" office:value-type="string">
            <text:p text:style-name="P7">int</text:p>
          </table:table-cell>
          <table:table-cell table:style-name="Tableau5.C4" office:value-type="string">
            <text:p text:style-name="P7">the quality given, sum of quantities required by the paths</text:p>
          </table:table-cell>
        </table:table-row>
        <table:table-row>
          <table:table-cell table:style-name="Tableau5.A2" office:value-type="string">
            <text:p text:style-name="P7">paths</text:p>
          </table:table-cell>
          <table:table-cell table:style-name="Tableau5.A2" office:value-type="string">
            <text:p text:style-name="P7">text</text:p>
          </table:table-cell>
          <table:table-cell table:style-name="Tableau5.C4" office:value-type="string">
            <text:p text:style-name="P7">The details of paths found</text:p>
          </table:table-cell>
        </table:table-row>
      </table:table>
      <text:p text:style-name="Standard"/>
      <text:p text:style-name="Standard">paths is a list of dictionaries representing a path. The dictionary has the following fields:</text:p>
      <table:table table:name="Tableau7" table:style-name="Tableau7">
        <table:table-column table:style-name="Tableau7.A"/>
        <table:table-column table:style-name="Tableau7.B"/>
        <table:table-column table:style-name="Tableau7.C"/>
        <table:table-row>
          <table:table-cell table:style-name="Tableau7.A1" office:value-type="string">
            <text:p text:style-name="P7">type</text:p>
          </table:table-cell>
          <table:table-cell table:style-name="Tableau7.A1" office:value-type="string">
            <text:p text:style-name="P7">int</text:p>
          </table:table-cell>
          <table:table-cell table:style-name="Tableau7.C1" office:value-type="string">
            <text:p text:style-name="P7">The type of the order</text:p>
          </table:table-cell>
        </table:table-row>
        <table:table-row>
          <table:table-cell table:style-name="Tableau7.A2" office:value-type="string">
            <text:p text:style-name="P7">id</text:p>
          </table:table-cell>
          <table:table-cell table:style-name="Tableau7.A2" office:value-type="string">
            <text:p text:style-name="P7">int</text:p>
          </table:table-cell>
          <table:table-cell table:style-name="Tableau7.C2" office:value-type="string">
            <text:p text:style-name="P7">id of the order</text:p>
          </table:table-cell>
        </table:table-row>
        <table:table-row>
          <table:table-cell table:style-name="Tableau7.A2" office:value-type="string">
            <text:p text:style-name="P7">oid</text:p>
          </table:table-cell>
          <table:table-cell table:style-name="Tableau7.A2" office:value-type="string">
            <text:p text:style-name="P7">int</text:p>
          </table:table-cell>
          <table:table-cell table:style-name="Tableau7.C2" office:value-type="string">
            <text:p text:style-name="P7">oid of the order</text:p>
          </table:table-cell>
        </table:table-row>
        <table:table-row>
          <table:table-cell table:style-name="Tableau7.A2" office:value-type="string">
            <text:p text:style-name="P7">own</text:p>
          </table:table-cell>
          <table:table-cell table:style-name="Tableau7.A2" office:value-type="string">
            <text:p text:style-name="P7">int</text:p>
          </table:table-cell>
          <table:table-cell table:style-name="Tableau7.C2" office:value-type="string">
            <text:p text:style-name="P7">owner of the order</text:p>
          </table:table-cell>
        </table:table-row>
        <table:table-row>
          <table:table-cell table:style-name="Tableau7.A2" office:value-type="string">
            <text:p text:style-name="P7">qtt_requ</text:p>
          </table:table-cell>
          <table:table-cell table:style-name="Tableau7.A2" office:value-type="string">
            <text:p text:style-name="P7">int</text:p>
          </table:table-cell>
          <table:table-cell table:style-name="Tableau7.C2" table:number-rows-spanned="2" office:value-type="string">
            <text:p text:style-name="P7">defines ω of this order ( qtt_prov/qtt_requ)</text:p>
          </table:table-cell>
        </table:table-row>
        <table:table-row>
          <table:table-cell table:style-name="Tableau7.A2" office:value-type="string">
            <text:p text:style-name="P7">qtt_prov</text:p>
          </table:table-cell>
          <table:table-cell table:style-name="Tableau7.A2" office:value-type="string">
            <text:p text:style-name="P7">int</text:p>
          </table:table-cell>
          <table:covered-table-cell/>
        </table:table-row>
        <table:table-row>
          <table:table-cell table:style-name="Tableau7.A2" office:value-type="string">
            <text:p text:style-name="P7">qtt</text:p>
          </table:table-cell>
          <table:table-cell table:style-name="Tableau7.A2" office:value-type="string">
            <text:p text:style-name="P7">int</text:p>
          </table:table-cell>
          <table:table-cell table:style-name="Tableau7.C2" office:value-type="string">
            <text:p text:style-name="P7">Quantity remaining available for this order</text:p>
          </table:table-cell>
        </table:table-row>
        <table:table-row>
          <table:table-cell table:style-name="Tableau7.A2" office:value-type="string">
            <text:p text:style-name="P7">flowr</text:p>
          </table:table-cell>
          <table:table-cell table:style-name="Tableau7.A2" office:value-type="string">
            <text:p text:style-name="P7">int</text:p>
          </table:table-cell>
          <table:table-cell table:style-name="Tableau7.C2" office:value-type="string">
            <text:p text:style-name="P7">quantity of the flow for this order</text:p>
          </table:table-cell>
        </table:table-row>
      </table:table>
      <text:p text:style-name="P5"><text:soft-page-break/></text:p>
      <text:p text:style-name="P5">For example:</text:p>
      <text:p text:style-name="code-imformatique">select * from fsubmitquote(1,'d','q2',10,'q1',10); </text:p>
      <text:p text:style-name="code-imformatique"><text:s/>id | diag </text:p>
      <text:p text:style-name="code-imformatique">----+------ </text:p>
      <text:p text:style-name="code-imformatique"><text:s/>27 | <text:s text:c="3"/>0 </text:p>
      <text:p text:style-name="code-imformatique">(1 row) </text:p>
      <text:p text:style-name="code-imformatique"/>
      <text:p text:style-name="code-imformatique">select json from fproducemvt(); <text:s text:c="47"/><text:tab/><text:tab/><text:tab/><text:tab/>json <text:s text:c="45"/></text:p>
      <text:p text:style-name="code-imformatique">------------------------------------------------------------------- {"qtt_requ":10,"qtt_prov":10,"qtt":41,"qtt_reci":60,"qtt_give":41,</text:p>
      <text:p text:style-name="code-imformatique">"paths":[ <text:s text:c="18"/>+ </text:p>
      <text:p text:style-name="code-imformatique"><text:s/>[{"type":1, "id":23, "oid":23, "own":3, "qtt_requ":10, "qtt_prov":30, "qtt":30, "flowr":30},</text:p>
      <text:p text:style-name="code-imformatique">{"type":133, "id":27, "oid":27, "own":4, "qtt_requ":10, "qtt_prov":10, "qtt":17, "flowr":17}],</text:p>
      <text:p text:style-name="code-imformatique">[{"type":1, "id":22, "oid":22, "own":2, "qtt_requ":10, "qtt_prov":20, "qtt":20, "flowr":20},</text:p>
      <text:p text:style-name="code-imformatique">{"type":133, "id":27, "oid":27, "own":4, "qtt_requ":10, "qtt_prov":10, "qtt":14, "flowr":14}],</text:p>
      <text:p text:style-name="code-imformatique">[{"type":2, "id":21, "oid":21, "own":1, "qtt_requ":10, "qtt_prov":10, "qtt":10, "flowr":10},</text:p>
      <text:p text:style-name="code-imformatique">{"type":133, "id":27, "oid":27, "own":4, "qtt_requ":10, "qtt_prov":10, "qtt":10, "flowr":10}]]}</text:p>
      <text:p text:style-name="code-imformatique"/>
      <text:p text:style-name="P5">Represents 3 cycles of orders, the last order representing the quote (type&amp;15=128). Quantities flowr of this order are 17,14 and 10, and the sum is 41. The order before the order representing the quote is that providing a flow, the values are 30,20,10 and the sum is 60. qtt_reci and qtt_give are those sums. </text:p>
      <text:p text:style-name="P5">Meaning that the order:</text:p>
      <text:p text:style-name="code-imformatique">=&gt; SELECT * FROM fsubmitbarter(1,'d',NULL,'q2',10,'q1',10,41,NULL); <text:s/></text:p>
      <text:p text:style-name="P5">would produce movements providing 60 q2 to d in exchange of 41 q1.</text:p>
      <text:h text:style-name="Heading_20_2" text:outline-level="2">Administrative tasks</text:h>
      <text:p text:style-name="Text_20_body">These functions should be called regularly.</text:p>
      <text:h text:style-name="Heading_20_3" text:outline-level="3">Consume stack</text:h>
      <text:p text:style-name="Text_20_body">A function is called to consume the input stack is the following:</text:p>
      <text:p text:style-name="code-imformatique">=&gt; SELECT * FROM fproducemvt(); <text:s/></text:p>
      <text:p text:style-name="Text_20_body">This function <text:s/>unstack a single order and submit it to the order book.</text:p>
      <text:p text:style-name="code-imformatique">=&gt; SELECT * FROM femtystack(); <text:s/></text:p>
      <text:p text:style-name="Text_20_body">This function <text:s/>unstack all order from <text:span text:style-name="T6">tstack</text:span> in a single transaction. </text:p>
      <text:h text:style-name="Heading_20_3" text:outline-level="3">Clean outdated barter orders</text:h>
      <text:p text:style-name="Text_20_body">A function is called to remove outdated orders from the order book:</text:p>
      <text:p text:style-name="code-imformatique"><text:soft-page-break/>=&gt; SELECT * FROM fcleanoutdatedorder(); <text:s/></text:p>
      <text:p text:style-name="Text_20_body">For each parent order, a new movement is inserted with the field <text:span text:style-name="T6">refused</text:span>=4 and the id of the parent order in the field <text:span text:style-name="T6">xid</text:span>. Child orders of these parents are removed at the same time.</text:p>
      <text:h text:style-name="Heading_20_2" text:outline-level="2">Read the order book</text:h>
      <text:p text:style-name="Text_20_body">The order book can be red with the following select:</text:p>
      <text:p text:style-name="code-imformatique">=&gt; SELECT * FROM vorder o WHERE o.qua_prov <text:span text:style-name="T12">='gold'</text:span> DESC LIMIT 10 </text:p>
      <text:p text:style-name="Text_20_body">The parameters in bold give the quality provided.</text:p>
      <text:p text:style-name="Text_20_body">The columns returns are the following:</text:p>
      <text:p text:style-name="Text_20_body"/>
      <table:table table:name="Tableau1" table:style-name="Tableau1">
        <table:table-column table:style-name="Tableau1.A"/>
        <table:table-column table:style-name="Tableau1.B"/>
        <table:table-column table:style-name="Tableau1.C"/>
        <table:table-row>
          <table:table-cell table:style-name="Tableau1.A1" office:value-type="string">
            <text:p text:style-name="P3">id</text:p>
          </table:table-cell>
          <table:table-cell table:style-name="Tableau1.A1" office:value-type="string">
            <text:p text:style-name="Standard">int</text:p>
          </table:table-cell>
          <table:table-cell table:style-name="Tableau1.C1" office:value-type="string">
            <text:p text:style-name="Standard">Serial number of the order</text:p>
          </table:table-cell>
        </table:table-row>
        <table:table-row>
          <table:table-cell table:style-name="Tableau1.A2" office:value-type="string">
            <text:p text:style-name="P3">own</text:p>
          </table:table-cell>
          <table:table-cell table:style-name="Tableau1.A2" office:value-type="string">
            <text:p text:style-name="P3">text</text:p>
          </table:table-cell>
          <table:table-cell table:style-name="Tableau1.C2" office:value-type="string">
            <text:p text:style-name="P3">Author of the order</text:p>
          </table:table-cell>
        </table:table-row>
        <table:table-row>
          <table:table-cell table:style-name="Tableau1.A2" office:value-type="string">
            <text:p text:style-name="P3">oid</text:p>
          </table:table-cell>
          <table:table-cell table:style-name="Tableau1.A2" office:value-type="string">
            <text:p text:style-name="P3">int</text:p>
          </table:table-cell>
          <table:table-cell table:style-name="Tableau1.C2" office:value-type="string">
            <text:p text:style-name="P3">Referenced order</text:p>
          </table:table-cell>
        </table:table-row>
        <table:table-row>
          <table:table-cell table:style-name="Tableau1.A2" office:value-type="string">
            <text:p text:style-name="P3">qtt_requ</text:p>
          </table:table-cell>
          <table:table-cell table:style-name="Tableau1.A2" office:value-type="string">
            <text:p text:style-name="P3">int8</text:p>
          </table:table-cell>
          <table:table-cell table:style-name="Tableau1.C2" office:value-type="string">
            <text:p text:style-name="P3">Quantity required</text:p>
          </table:table-cell>
        </table:table-row>
        <table:table-row>
          <table:table-cell table:style-name="Tableau1.A2" office:value-type="string">
            <text:p text:style-name="P3">qua_requ</text:p>
          </table:table-cell>
          <table:table-cell table:style-name="Tableau1.A2" office:value-type="string">
            <text:p text:style-name="P3">text</text:p>
          </table:table-cell>
          <table:table-cell table:style-name="Tableau1.C2" office:value-type="string">
            <text:p text:style-name="P3">Quality required</text:p>
          </table:table-cell>
        </table:table-row>
        <table:table-row>
          <table:table-cell table:style-name="Tableau1.A2" office:value-type="string">
            <text:p text:style-name="P3">qtt_prov</text:p>
          </table:table-cell>
          <table:table-cell table:style-name="Tableau1.A2" office:value-type="string">
            <text:p text:style-name="P3">int8</text:p>
          </table:table-cell>
          <table:table-cell table:style-name="Tableau1.C2" office:value-type="string">
            <text:p text:style-name="P3">Quantity provided</text:p>
          </table:table-cell>
        </table:table-row>
        <table:table-row>
          <table:table-cell table:style-name="Tableau1.A2" office:value-type="string">
            <text:p text:style-name="P3">qua_prov</text:p>
          </table:table-cell>
          <table:table-cell table:style-name="Tableau1.A2" office:value-type="string">
            <text:p text:style-name="P3">text</text:p>
          </table:table-cell>
          <table:table-cell table:style-name="Tableau1.C2" office:value-type="string">
            <text:p text:style-name="P3">Quality provided</text:p>
          </table:table-cell>
        </table:table-row>
        <table:table-row>
          <table:table-cell table:style-name="Tableau1.A2" office:value-type="string">
            <text:p text:style-name="P3">qtt</text:p>
          </table:table-cell>
          <table:table-cell table:style-name="Tableau1.A2" office:value-type="string">
            <text:p text:style-name="P3">int8</text:p>
          </table:table-cell>
          <table:table-cell table:style-name="Tableau1.C2" office:value-type="string">
            <text:p text:style-name="P3">Quantity provided remaining for barter</text:p>
          </table:table-cell>
        </table:table-row>
        <table:table-row>
          <table:table-cell table:style-name="Tableau1.A2" office:value-type="string">
            <text:p text:style-name="P3">created</text:p>
          </table:table-cell>
          <table:table-cell table:style-name="Tableau1.A2" office:value-type="string">
            <text:p text:style-name="P3">datetime</text:p>
          </table:table-cell>
          <table:table-cell table:style-name="Tableau1.C2" office:value-type="string">
            <text:p text:style-name="P3">When the order was submitted</text:p>
          </table:table-cell>
        </table:table-row>
      </table:table>
      <text:p text:style-name="Text_20_body">Qtt is the quantity available for exchange while qtt_prov and qtt_requ defined the <text:span text:style-name="T1">ω of</text:span> the order. Qtt is reduced each time a movement is created from this order.</text:p>
      <text:p text:style-name="Text_20_body">When oid is not NULL, the fields qtt,qtt_prov are those of the order referenced by oid.</text:p>
      <text:h text:style-name="Heading_20_2" text:outline-level="2"><text:bookmark-start text:name="__RefNumPara__2052_983309570"/>Table tmvt<text:bookmark-end text:name="__RefNumPara__2052_983309570"/></text:h>
      <text:p text:style-name="Text_20_body"/>
      <text:p text:style-name="Text_20_body">A row of the table tmvt has the following fields:</text:p>
      <table:table table:name="Tableau11" table:style-name="Tableau11">
        <table:table-column table:style-name="Tableau11.A"/>
        <table:table-column table:style-name="Tableau11.B"/>
        <table:table-column table:style-name="Tableau11.C"/>
        <table:table-row>
          <table:table-cell table:style-name="Tableau11.A1" office:value-type="string">
            <text:p text:style-name="P3">id</text:p>
          </table:table-cell>
          <table:table-cell table:style-name="Tableau11.A1" office:value-type="string">
            <text:p text:style-name="P3">int</text:p>
          </table:table-cell>
          <table:table-cell table:style-name="Tableau11.C1" office:value-type="string">
            <text:p text:style-name="Standard">Serial number of the movement</text:p>
          </table:table-cell>
        </table:table-row>
        <table:table-row>
          <table:table-cell table:style-name="Tableau11.A2" office:value-type="string">
            <text:p text:style-name="P3">type</text:p>
          </table:table-cell>
          <table:table-cell table:style-name="Tableau11.A2" office:value-type="string">
            <text:p text:style-name="P3">int</text:p>
          </table:table-cell>
          <table:table-cell table:style-name="Tableau11.C2" office:value-type="string">
            <text:p text:style-name="Standard">order type of the order origin of this movement.</text:p>
          </table:table-cell>
        </table:table-row>
        <table:table-row>
          <table:table-cell table:style-name="Tableau11.A2" office:value-type="string">
            <text:p text:style-name="P3">json</text:p>
          </table:table-cell>
          <table:table-cell table:style-name="Tableau11.A2" office:value-type="string">
            <text:p text:style-name="P3">text</text:p>
          </table:table-cell>
          <table:table-cell table:style-name="Tableau11.C2" office:value-type="string">
            <text:p text:style-name="Standard">Information provided by quotes, info or error message.</text:p>
          </table:table-cell>
        </table:table-row>
        <table:table-row>
          <table:table-cell table:style-name="Tableau11.A2" office:value-type="string">
            <text:p text:style-name="P3">nbc</text:p>
          </table:table-cell>
          <table:table-cell table:style-name="Tableau11.A2" office:value-type="string">
            <text:p text:style-name="P3">int</text:p>
          </table:table-cell>
          <table:table-cell table:style-name="Tableau11.C2" office:value-type="string">
            <text:p text:style-name="P3">number of movements in the cycle</text:p>
          </table:table-cell>
        </table:table-row>
        <text:soft-page-break/>
        <table:table-row>
          <table:table-cell table:style-name="Tableau11.A2" office:value-type="string">
            <text:p text:style-name="P3">nbt</text:p>
          </table:table-cell>
          <table:table-cell table:style-name="Tableau11.A2" office:value-type="string">
            <text:p text:style-name="P3">int</text:p>
          </table:table-cell>
          <table:table-cell table:style-name="Tableau11.C2" office:value-type="string">
            <text:p text:style-name="P3">number of movements in the transactions</text:p>
          </table:table-cell>
        </table:table-row>
        <table:table-row>
          <table:table-cell table:style-name="Tableau11.A2" office:value-type="string">
            <text:p text:style-name="P3">grp</text:p>
          </table:table-cell>
          <table:table-cell table:style-name="Tableau11.A2" office:value-type="string">
            <text:p text:style-name="P3">int</text:p>
          </table:table-cell>
          <table:table-cell table:style-name="Tableau11.C2" office:value-type="string">
            <text:p text:style-name="P3">id of the first movement of the cycle</text:p>
          </table:table-cell>
        </table:table-row>
        <table:table-row>
          <table:table-cell table:style-name="Tableau11.A2" office:value-type="string">
            <text:p text:style-name="P3">xid</text:p>
          </table:table-cell>
          <table:table-cell table:style-name="Tableau11.A2" office:value-type="string">
            <text:p text:style-name="P3">int</text:p>
          </table:table-cell>
          <table:table-cell table:style-name="Tableau11.C2" office:value-type="string">
            <text:p text:style-name="P3">order origin of this movement</text:p>
          </table:table-cell>
        </table:table-row>
        <table:table-row>
          <table:table-cell table:style-name="Tableau11.A2" office:value-type="string">
            <text:p text:style-name="P3">usr</text:p>
          </table:table-cell>
          <table:table-cell table:style-name="Tableau11.A2" office:value-type="string">
            <text:p text:style-name="P3">text</text:p>
          </table:table-cell>
          <table:table-cell table:style-name="Tableau11.C2" office:value-type="string">
            <text:p text:style-name="P3">database user that inserted the order</text:p>
          </table:table-cell>
        </table:table-row>
        <table:table-row>
          <table:table-cell table:style-name="Tableau11.A2" office:value-type="string">
            <text:p text:style-name="P3">xoid</text:p>
          </table:table-cell>
          <table:table-cell table:style-name="Tableau11.A2" office:value-type="string">
            <text:p text:style-name="P3">int</text:p>
          </table:table-cell>
          <table:table-cell table:style-name="Tableau11.C2" office:value-type="string">
            <text:p text:style-name="P3">Parent of the order origin of this movement</text:p>
          </table:table-cell>
        </table:table-row>
        <table:table-row>
          <table:table-cell table:style-name="Tableau11.A2" office:value-type="string">
            <text:p text:style-name="P3">own_src</text:p>
          </table:table-cell>
          <table:table-cell table:style-name="Tableau11.A2" office:value-type="string">
            <text:p text:style-name="P3">text</text:p>
          </table:table-cell>
          <table:table-cell table:style-name="Tableau11.C2" office:value-type="string">
            <text:p text:style-name="P3">owner providing the value</text:p>
          </table:table-cell>
        </table:table-row>
        <table:table-row>
          <table:table-cell table:style-name="Tableau11.A2" office:value-type="string">
            <text:p text:style-name="P3">own_dst</text:p>
          </table:table-cell>
          <table:table-cell table:style-name="Tableau11.A2" office:value-type="string">
            <text:p text:style-name="P3">text</text:p>
          </table:table-cell>
          <table:table-cell table:style-name="Tableau11.C2" office:value-type="string">
            <text:p text:style-name="P3">owner receiving the value</text:p>
          </table:table-cell>
        </table:table-row>
        <table:table-row>
          <table:table-cell table:style-name="Tableau11.A2" office:value-type="string">
            <text:p text:style-name="P3">qtt</text:p>
          </table:table-cell>
          <table:table-cell table:style-name="Tableau11.A2" office:value-type="string">
            <text:p text:style-name="P3">int8</text:p>
          </table:table-cell>
          <table:table-cell table:style-name="Tableau11.C2" office:value-type="string">
            <text:p text:style-name="P3">quantity moved</text:p>
          </table:table-cell>
        </table:table-row>
        <table:table-row>
          <table:table-cell table:style-name="Tableau11.A2" office:value-type="string">
            <text:p text:style-name="P3">nat</text:p>
          </table:table-cell>
          <table:table-cell table:style-name="Tableau11.A2" office:value-type="string">
            <text:p text:style-name="P3">text</text:p>
          </table:table-cell>
          <table:table-cell table:style-name="Tableau11.C2" office:value-type="string">
            <text:p text:style-name="P3">quality moved</text:p>
          </table:table-cell>
        </table:table-row>
        <table:table-row>
          <table:table-cell table:style-name="Tableau11.A2" office:value-type="string">
            <text:p text:style-name="P3">ack</text:p>
          </table:table-cell>
          <table:table-cell table:style-name="Tableau11.A2" office:value-type="string">
            <text:p text:style-name="P3">boolean</text:p>
          </table:table-cell>
          <table:table-cell table:style-name="Tableau11.C2" office:value-type="string">
            <text:p text:style-name="P3">movement acknowledged (boolean)</text:p>
          </table:table-cell>
        </table:table-row>
        <table:table-row>
          <table:table-cell table:style-name="Tableau11.A2" office:value-type="string">
            <text:p text:style-name="P3">exhausted</text:p>
          </table:table-cell>
          <table:table-cell table:style-name="Tableau11.A2" office:value-type="string">
            <text:p text:style-name="P3">boolean</text:p>
          </table:table-cell>
          <table:table-cell table:style-name="Tableau11.C2" office:value-type="string">
            <text:p text:style-name="P3">quantity of the order exhausted (boolean)</text:p>
          </table:table-cell>
        </table:table-row>
        <table:table-row>
          <table:table-cell table:style-name="Tableau11.A2" office:value-type="string">
            <text:p text:style-name="P3">refused</text:p>
          </table:table-cell>
          <table:table-cell table:style-name="Tableau11.A2" office:value-type="string">
            <text:p text:style-name="P3">int</text:p>
          </table:table-cell>
          <table:table-cell table:style-name="Tableau11.C2" office:value-type="string">
            <text:p text:style-name="P3">Error code of the event:</text:p>
            <text:p text:style-name="P26">5 rmbarter order: executed</text:p>
            <text:p text:style-name="P26">4 outdated barter removed from the order book</text:p>
            <text:p text:style-name="P26">1 quote or prequote executed</text:p>
            <text:p text:style-name="P26">0 the movement describes a cycle</text:p>
            <text:p text:style-name="P26">-1 <text:s/>barter order: the parent order was not found in the order book</text:p>
            <text:p text:style-name="P26">-2 <text:s/>barter order: owner of order and parent are different</text:p>
            <text:p text:style-name="P26">-3 <text:s/>barter order: the parent have a parent order</text:p>
            <text:p text:style-name="P26">-4 barter order: the order is too old</text:p>
            <text:p text:style-name="P26">-7 rmbarter order: failed </text:p>
          </table:table-cell>
        </table:table-row>
        <table:table-row>
          <table:table-cell table:style-name="Tableau11.A2" office:value-type="string">
            <text:p text:style-name="P3">order_created</text:p>
          </table:table-cell>
          <table:table-cell table:style-name="Tableau11.A2" office:value-type="string">
            <text:p text:style-name="P3">datetime</text:p>
          </table:table-cell>
          <table:table-cell table:style-name="Tableau11.C2" office:value-type="string">
            <text:p text:style-name="P3">submission date of the order origin of this movement. <text:s/></text:p>
          </table:table-cell>
        </table:table-row>
        <table:table-row>
          <table:table-cell table:style-name="Tableau11.A2" office:value-type="string">
            <text:p text:style-name="P3">created</text:p>
          </table:table-cell>
          <table:table-cell table:style-name="Tableau11.A2" office:value-type="string">
            <text:p text:style-name="P3">datetime</text:p>
          </table:table-cell>
          <table:table-cell table:style-name="Tableau11.C2" office:value-type="string">
            <text:p text:style-name="P3">Date of the transaction; when the movement was inserted.</text:p>
          </table:table-cell>
        </table:table-row>
      </table:table>
      <text:p text:style-name="Text_20_body"/>
      <text:p text:style-name="P3">The oldest movement can be accepted with the command:</text:p>
      <text:p text:style-name="code-imformatique">=&gt; SELECT * FROM fackmvt(); <text:s/></text:p>
      <text:p text:style-name="P3">A movement is accepted by the database user that submitted the corresponding order. <text:s text:c="2"/>All movements with the same (grp) field are removed when they are all accepted.</text:p>
      <text:p text:style-name="P3"/>
      <text:h text:style-name="Heading_20_2" text:outline-level="2"><text:soft-page-break/>Roles</text:h>
      <text:p text:style-name="P3">The users must inherit from the role role_client to submit an order, acknowledge a movement or read tables. A super user can disabled/enabled access of users with the command:</text:p>
      <text:p text:style-name="code-imformatique">=&gt; REVOQUE ROLE role_co FROM role_client; <text:s/></text:p>
      <text:p text:style-name="code-imformatique">=&gt; GRANT ROLE role_co TO role_client;</text:p>
      <text:p text:style-name="P3">A single user role_batch is allowed to execute batch functions. A super user can disabled/enabled access of users with the command:</text:p>
      <text:p text:style-name="code-imformatique">=&gt; REVOQUE ROLE role_bo FROM role_batch; <text:s/></text:p>
      <text:p text:style-name="code-imformatique">=&gt; GRANT ROLE role_bo TO role_batch;</text:p>
      <text:p text:style-name="P3"/>
      <text:h text:style-name="P38" text:outline-level="1">Parameters</text:h>
      <text:p text:style-name="P3">Parameters of the model are the following:</text:p>
      <table:table table:name="Tableau13" table:style-name="Tableau13">
        <table:table-column table:style-name="Tableau13.A"/>
        <table:table-column table:style-name="Tableau13.B"/>
        <table:table-column table:style-name="Tableau13.C"/>
        <table:table-row>
          <table:table-cell table:style-name="Tableau13.A1" office:value-type="string">
            <text:p text:style-name="P3">MAXCYLE</text:p>
          </table:table-cell>
          <table:table-cell table:style-name="Tableau13.A1" office:value-type="string">
            <text:p text:style-name="P3">64</text:p>
          </table:table-cell>
          <table:table-cell table:style-name="Tableau13.C1" office:value-type="string">
            <text:p text:style-name="P3">maximum number of partners of a cycle. This value can be at maximum 64.</text:p>
          </table:table-cell>
        </table:table-row>
        <table:table-row>
          <table:table-cell table:style-name="Tableau13.A2" office:value-type="string">
            <text:p text:style-name="P3">MAXPATHFETCHED</text:p>
          </table:table-cell>
          <table:table-cell table:style-name="Tableau13.A2" office:value-type="string">
            <text:p text:style-name="P3">1024</text:p>
          </table:table-cell>
          <table:table-cell table:style-name="Tableau13.C2" office:value-type="string">
            <text:p text:style-name="P3">maximum number of cycles on witch competition occurs </text:p>
          </table:table-cell>
        </table:table-row>
        <table:table-row>
          <table:table-cell table:style-name="Tableau13.A2" office:value-type="string">
            <text:p text:style-name="P3">MAXMVTPERTRANS</text:p>
          </table:table-cell>
          <table:table-cell table:style-name="Tableau13.A2" office:value-type="string">
            <text:p text:style-name="P3">128</text:p>
          </table:table-cell>
          <table:table-cell table:style-name="Tableau13.C2" office:value-type="string">
            <text:p text:style-name="P3">Maximum number of movements produced by a single transaction.</text:p>
          </table:table-cell>
        </table:table-row>
      </table:table>
      <text:p text:style-name="P3"/>
      <text:p text:style-name="P3">MAXCYCLE and MAXPATHFETCHED determine the breadth and depth of the exploration of combination of matching between orders. The default values can be changed by a super user while the model is running. By increasing these values, the liquidity of the market grows, and the computation time to process orders increases.</text:p>
      <text:p text:style-name="P3">A single transaction can record many cycles, and MAXMVTPERTRANS is used to limit the volume of data of the transaction. When this limit is reached, the transaction is committed without any error.</text:p>
      <text:h text:style-name="Heading_20_1" text:outline-level="1">Installation</text:h>
      <text:h text:style-name="Heading_20_2" text:outline-level="2">Build from sources</text:h>
      <text:p text:style-name="Text_20_body">Following instructions has been tested on linux 32 bits and 64 bits architecture with version 9.2 of postgreSql.</text:p>
      <text:p text:style-name="Text_20_body">Follow instructions of postgreSql manual to install the sources of the database.</text:p>
      <text:p text:style-name="Text_20_body">In the contrib/ directory of the sources of postgreSql, install the sources of openbarter using the package you downloaded from github:</text:p>
      <text:p text:style-name="code-imformatique">$ cd contrib</text:p>
      <text:p text:style-name="code-imformatique"><text:soft-page-break/>$ gunzip olivierch-openBarter-vx.y.z.tar.gz</text:p>
      <text:p text:style-name="code-imformatique">$ tar xf olivierch-openBarter-vx.y.z.tar </text:p>
      <text:p text:style-name="Text_20_body">the package is compiled with:</text:p>
      <text:p text:style-name="code-imformatique">$ cd openBarter/src</text:p>
      <text:p text:style-name="code-imformatique">$ make <text:s/></text:p>
      <text:p text:style-name="code-imformatique">$ make install </text:p>
      <text:p text:style-name="Standard"/>
      <text:h text:style-name="Heading_20_2" text:outline-level="2">Tests</text:h>
      <text:p text:style-name="Text_20_body">To run tests, cd to openBarter/src and:</text:p>
      <text:p text:style-name="code-imformatique">$ make installcheck</text:p>
      <text:p text:style-name="code-imformatique">…</text:p>
      <text:p text:style-name="code-imformatique">============== running regression test queries <text:s text:c="7"/>============== </text:p>
      <text:p text:style-name="code-imformatique">test testflow_1 <text:s text:c="14"/>... ok </text:p>
      <text:p text:style-name="code-imformatique">...</text:p>
      <text:p text:style-name="code-imformatique">test testflow_n <text:s text:c="14"/>... ok </text:p>
      <text:p text:style-name="code-imformatique">============== shutting down postmaster <text:s text:c="14"/>============== </text:p>
      <text:p text:style-name="code-imformatique"/>
      <text:p text:style-name="code-imformatique">===================== </text:p>
      <text:p text:style-name="code-imformatique"><text:s/>All n tests passed. </text:p>
      <text:p text:style-name="code-imformatique">===================== </text:p>
      <text:h text:style-name="Heading_20_2" text:outline-level="2">Install the model</text:h>
      <text:p text:style-name="Text_20_body">When the postgreSql server is running, the model can be installed. It is defined by the file openBarter/src/sql/model.sql. You must connect with a superuser role that is never user for market operations. When you are in openBarter/src:</text:p>
      <text:p text:style-name="code-imformatique">$ createdb <text:s/>-Upostgres market</text:p>
      <text:p text:style-name="code-imformatique">$ psql <text:s/>-Upostgres market</text:p>
      <text:p text:style-name="code-imformatique">psql (9.2.0) </text:p>
      <text:p text:style-name="code-imformatique">Type "help" for help. </text:p>
      <text:p text:style-name="code-imformatique"/>
      <text:p text:style-name="code-imformatique">market=# \i sql/model.sql</text:p>
      <text:p text:style-name="code-imformatique">…..</text:p>
      <text:p text:style-name="Text_20_body">The model does not depend of any schema, and creates roles <text:span text:style-name="T6">client</text:span> and <text:span text:style-name="T6">admin</text:span> if <text:s/>they do not <text:s/>exist yet. You quit psql by typing ctr-D.</text:p>
      <text:h text:style-name="Heading_20_2" text:outline-level="2">Releases</text:h>
      <text:p text:style-name="petit-titre">0.1.0</text:p>
      <text:p text:style-name="Text_20_body">First release. Tests units are functional [Olivier Chaussavoine].</text:p>
      <text:p text:style-name="petit-titre">0.1.1</text:p>
      <text:p text:style-name="Text_20_body">Berkeley-db is resides in memory instead of files in $PGDATA. This increases global performance of searches. [Olivier Chaussavoine]</text:p>
      <text:p text:style-name="petit-titre">0.1.2</text:p>
      <text:p text:style-name="Text_20_body">rights of roles of the database model are defined globally using schemas instead of granted individually for each function. [Olivier Chaussavoine] </text:p>
      <text:p text:style-name="petit-titre"><text:soft-page-break/>0.1.6</text:p>
      <text:p text:style-name="P3"><text:tab/>ported on postgres9.1.0</text:p>
      <text:p text:style-name="petit-titre">0.2.0</text:p>
      <text:p text:style-name="P3"><text:tab/>The use of berkeleydb is replaced by WITH .. SELECT of PostgreSQL. A new type “flow” is defined, containing low level calculations. Tests units are functional [Olivier Chaussavoine].</text:p>
      <text:p text:style-name="petit-titre">0.2.1</text:p>
      <text:p text:style-name="P3"><text:tab/>Memory allocation and code cleaned. Tests units are functional [Olivier Chaussavoine].</text:p>
      <text:p text:style-name="petit-titre">0.2.2</text:p>
      <text:p text:style-name="P3"><text:tab/>Core algorithms optimized. Tests units are functional [Olivier Chaussavoine].</text:p>
      <text:p text:style-name="P3"><text:tab/>ob_fget_omegas(np,nr) provides the list of all prices found, even those not requested. [Olivier Chaussavoine]</text:p>
      <text:p text:style-name="petit-titre">0.3.0</text:p>
      <text:p text:style-name="P3"><text:tab/>The constraint of acyclic graph is removed. Complete redesign. <text:s/>[Olivier Chaussavoine].</text:p>
      <text:p text:style-name="petit-titre">0.4.0</text:p>
      <text:p text:style-name="P3"><text:tab/>quote and prequote added. <text:s/>[Olivier Chaussavoine].</text:p>
      <text:p text:style-name="P3"><text:tab/>Order rejection mechanism added [Olivier Chaussavoine].</text:p>
      <text:p text:style-name="petit-titre">0.4.1</text:p>
      <text:p text:style-name="P3"><text:tab/>ported on postgreSql 9.2. <text:s/>[Olivier Chaussavoine].</text:p>
      <text:p text:style-name="P3"><text:tab/>Bug fixes [Olivier Chaussavoine].</text:p>
      <text:p text:style-name="petit-titre">0.4.2</text:p>
      <text:p text:style-name="P3"><text:tab/>Bug fixes [Olivier Chaussavoine].</text:p>
      <text:p text:style-name="petit-titre">0.5.0</text:p>
      <text:p text:style-name="P3"><text:tab/>fgeterrs() optimized, it can be run when the market is running,</text:p>
      <text:p text:style-name="P3"><text:tab/>index optimization in fcreate_temp() </text:p>
      <text:p text:style-name="P3"><text:tab/><text:tab/>increasing preformance of fgetprequote(),fgetquote(),fexecquote(),finsertorder() </text:p>
      <text:p text:style-name="P3"><text:tab/><text:tab/>X6 faster </text:p>
      <text:p text:style-name="P3"><text:tab/>MAXCYCLE was 8, it can now be up to 64 [Olivier Chaussavoine].</text:p>
      <text:p text:style-name="petit-titre">0.6.0</text:p>
      <text:p text:style-name="P3"><text:tab/>New model <text:s/>with only 4 tables [Olivier Chaussavoine].</text:p>
      <text:p text:style-name="petit-titre">0.6.1</text:p>
      <text:p text:style-name="P3"><text:tab/>Bug fixes [Olivier Chaussavoine].</text:p>
      <text:p text:style-name="petit-titre">0.7.0</text:p>
      <text:p text:style-name="P3"><text:tab/>barter limit, barter best and quote added [Olivier Chaussavoine].</text:p>
      <text:p text:style-name="P3"><text:tab/>Schema removed. </text:p>
      <text:p text:style-name="P4">0.7.1</text:p>
      <text:p text:style-name="P3"><text:tab/>new forms of quote,</text:p>
      <text:p text:style-name="P3"><text:soft-page-break/><text:tab/>validity delay added to barter orders.</text:p>
      <text:p text:style-name="P4">0.8.0</text:p>
      <text:p text:style-name="P3"><text:tab/>new unit tests,</text:p>
      <text:p text:style-name="P3"><text:tab/>validity delay added to barter orders.</text:p>
      <text:p text:style-name="P3"><text:tab/>precision of roundings improv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Times New Roman2" svg:font-family="'Times New Roman'" style:font-family-generic="roman"/>
    <style:font-face style:name="Courier 10 Pitch1" svg:font-family="'Courier 10 Pitch'" style:font-pitch="fixed"/>
    <style:font-face style:name="Courier 10 Pitch" svg:font-family="'Courier 10 Pitch'" style:font-adornments="Normal"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WenQuanYi Zen Hei1" svg:font-family="'WenQuanYi Zen Hei'"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draw:marker draw:name="Arrow" svg:viewBox="0 0 20 30" svg:d="m10 0-10 30h20z"/>
    <draw:marker draw:name="Extrémités_20_de_20_flèche_20_2" draw:display-name="Extrémités de flèche 2" svg:viewBox="0 0 1131 902" svg:d="m564 0-564 902h1131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Zen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01cm" fo:margin-bottom="0.199cm" fo:text-align="justify" style:justify-single-word="false" style:page-number="auto"/>
      <style:text-properties fo:language="en" fo:country="GB" style:font-size-asian="10.5pt" style:font-weight-asian="normal"/>
    </style:style>
    <style:style style:name="Heading" style:family="paragraph" style:parent-style-name="Standard" style:next-style-name="Text_20_body" style:class="text" style:master-page-name="">
      <style:paragraph-properties fo:margin-top="0.423cm" fo:margin-bottom="0.212cm" fo:text-align="start" style:justify-single-word="false" style:page-number="auto" fo:keep-with-next="always"/>
      <style:text-properties style:font-name="Times New Roman1" fo:font-size="22pt" fo:font-weight="bold" style:font-name-asian="WenQuanYi Zen Hei" style:font-size-asian="22pt" style:font-weight-asian="bold" style:font-name-complex="Lohit Hindi" style:font-size-complex="22pt" style:font-weight-complex="bold"/>
    </style:style>
    <style:style style:name="Text_20_body" style:display-name="Text body" style:family="paragraph" style:parent-style-name="Standard" style:class="text">
      <style:paragraph-properties fo:margin="100%" fo:margin-left="0cm" fo:margin-right="0cm" fo:margin-top="0cm" fo:margin-bottom="0.212cm" fo:text-align="justify" style:justify-single-word="false" fo:text-indent="0.741cm" style:auto-text-indent="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paragraph-properties fo:text-align="start" style:justify-single-word="false"/>
      <style:text-properties style:use-window-font-color="true" fo:font-size="115%" fo:font-weight="normal" style:font-size-asian="115%" style:font-weight-asian="normal" style:font-size-complex="115%" style:font-weight-complex="normal"/>
    </style:style>
    <style:style style:name="Heading_20_2" style:display-name="Heading 2" style:family="paragraph" style:parent-style-name="Heading" style:next-style-name="Text_20_body" style:default-outline-level="2" style:class="text">
      <style:text-properties style:use-window-font-color="true" style:font-name="Times New Roman" fo:font-size="18pt" fo:font-weight="bold" style:font-name-asian="WenQuanYi Zen Hei" style:font-size-asian="18pt" style:font-weight-asian="bold" style:font-name-complex="Lohit Hindi" style:font-size-complex="18pt" style:font-weight-complex="bold"/>
    </style:style>
    <style:style style:name="Heading_20_3" style:display-name="Heading 3" style:family="paragraph" style:parent-style-name="Heading" style:next-style-name="Text_20_body" style:default-outline-level="3" style:class="text">
      <style:text-properties style:use-window-font-color="tru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use-window-font-color="true" fo:font-size="12pt" fo:font-style="italic" fo:font-weight="bold" style:font-size-asian="12pt" style:font-style-asian="italic" style:font-weight-asian="bold" style:font-size-complex="12pt" style:font-style-complex="italic" style:font-weight-complex="bold"/>
    </style:style>
    <style:style style:name="code-imformatique" style:family="paragraph" style:parent-style-name="Text_20_body" style:master-page-name="">
      <style:paragraph-properties fo:margin="100%" fo:margin-left="1.409cm" fo:margin-right="0.101cm" fo:margin-top="0cm" fo:margin-bottom="0cm" fo:text-align="start" style:justify-single-word="false" fo:text-indent="0cm" style:auto-text-indent="false" style:page-number="auto" fo:background-color="#c0c0c0" style:shadow="none">
        <style:background-image/>
      </style:paragraph-properties>
      <style:text-properties style:font-name="Courier 10 Pitch" fo:font-size="10pt" style:font-size-asian="10.5pt" style:font-weight-asian="norm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etit-titre" style:family="paragraph" style:parent-style-name="Text_20_body">
      <style:paragraph-properties fo:margin="100%" fo:margin-left="0cm" fo:margin-right="0cm" fo:margin-top="0cm" fo:margin-bottom="0cm" fo:text-indent="-0.019cm" style:auto-text-indent="false">
        <style:tab-stops/>
      </style:paragraph-properties>
      <style:text-properties style:use-window-font-color="true"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101cm" fo:margin-bottom="0cm"/>
      <style:text-properties style:font-name="DejaVu Sans Mono" fo:font-size="10pt" style:font-name-asian="WenQuanYi Micro Hei" style:font-size-asian="10pt" style:font-name-complex="Lohit Hindi2" style:font-size-complex="10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able_5f_math" style:display-name="variable_math" style:family="text">
      <style:text-properties style:font-name="Times New Roman2" fo:font-size="13pt" fo:language="en" fo:country="GB" fo:font-style="italic" fo:font-weight="bold" fo:background-color="transparent" style:font-size-asian="10.5pt" style:font-style-asian="italic" style:font-weight-asian="normal" style:font-style-complex="italic"/>
    </style:style>
    <style:style style:name="Bullet_20_Symbols" style:display-name="Bullet Symbols" style:family="text">
      <style:text-properties style:font-name="OpenSymbol" style:font-name-asian="OpenSymbol" style:font-name-complex="OpenSymbol"/>
    </style:style>
    <style:style style:name="Definition" style:family="text"/>
    <style:style style:name="Endnote_20_Symbol" style:display-name="Endnote Symbol" style:family="text"/>
    <style:style style:name="Example" style:family="text">
      <style:text-properties style:font-name="DejaVu Sans Mono" style:font-name-asian="WenQuanYi Zen Hei1"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Rubies" style:family="text">
      <style:text-properties fo:font-size="6pt" style:text-underline-style="none" style:font-size-asian="6pt" style:font-size-complex="6pt" style:text-emphasize="none"/>
    </style:style>
    <style:style style:name="Variable"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fo:margin-left="0.199cm" fo:margin-right="0.199cm" fo:margin-top="0.199cm" fo:margin-bottom="0.199cm" style:wrap="left" style:number-wrapped-paragraphs="no-limit" style:wrap-contour="fals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BC">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ans_20_nom1" style:display-name="Sans no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49cm" fo:border-left="none" fo:border-right="none" fo:border-top="none" fo:border-bottom="0.06pt solid #000000" style:shadow="none"/>
    </style:style>
    <style:style style:name="MP2" style:family="paragraph" style:parent-style-name="Footer">
      <style:paragraph-properties fo:padding="0.049cm" fo:border-left="none" fo:border-right="none" fo:border-top="0.06pt solid #000000" fo:border-bottom="none" style:shadow="non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ab/>openBarter</text:p>
      </style:header>
      <style:footer>
        <text:p text:style-name="MP2"><text:tab/><text:tab/>page <text:page-number text:select-page="current">23</text:page-number>/<text:page-count>2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ivier Chaussavoine</meta:initial-creator>
    <meta:creation-date>2011-08-21T17:36:32</meta:creation-date>
    <dc:date>2013-06-16T12:29:19</dc:date>
    <dc:creator>olivier chaussavoine</dc:creator>
    <meta:editing-duration>P7DT6H25M29S</meta:editing-duration>
    <meta:editing-cycles>202</meta:editing-cycles>
    <meta:generator>LibreOffice/3.5$Linux_X86_64 LibreOffice_project/350m1$Build-2</meta:generator>
    <meta:document-statistic meta:table-count="8" meta:image-count="0" meta:object-count="5" meta:page-count="23" meta:paragraph-count="681" meta:word-count="5937" meta:character-count="36546" meta:non-whitespace-character-count="30162"/>
  </office:meta>
</office:document-meta>
</file>

<file path=Object 1/content.xml><?xml version="1.0" encoding="utf-8"?>
<math xmlns="http://www.w3.org/1998/Math/MathML">
  <semantics>
    <mrow>
      <mi>ω</mi>
      <mrow>
        <mi>'</mi>
        <mo stretchy="false">=</mo>
        <mrow>
          <mo stretchy="false">ω</mo>
          <mo stretchy="false">∗</mo>
          <msup>
            <mrow>
              <mo stretchy="false">Ω</mo>
            </mrow>
            <mrow>
              <mrow>
                <mrow>
                  <mo stretchy="false">−</mo>
                  <mn>1</mn>
                </mrow>
                <mo stretchy="false">/</mo>
                <mi>n</mi>
              </mrow>
            </mrow>
          </msup>
        </mrow>
      </mrow>
    </mrow>
    <annotation encoding="StarMath 5.0">ω'= %omega * {%OMEGA}^{-1 / n}</annotation>
  </semantics>
</math>
</file>

<file path=Object 2/content.xml><?xml version="1.0" encoding="utf-8"?>
<math xmlns="http://www.w3.org/1998/Math/MathML">
  <semantics>
    <mrow>
      <mrow>
        <mrow>
          <mo stretchy="false">ω</mo>
          <mi>'</mi>
        </mrow>
        <mo stretchy="false">/</mo>
        <mrow>
          <mo stretchy="false">ω</mo>
        </mrow>
      </mrow>
    </mrow>
    <annotation encoding="StarMath 5.0">{%omega'} / {%omega}
</annotation>
  </semantics>
</math>
</file>

<file path=Object 3/content.xml><?xml version="1.0" encoding="utf-8"?>
<math xmlns="http://www.w3.org/1998/Math/MathML">
  <semantics>
    <mrow>
      <msup>
        <mrow>
          <mo stretchy="false">Ω</mo>
        </mrow>
        <mrow>
          <mrow>
            <mrow>
              <mo stretchy="false">−</mo>
              <mn>1</mn>
            </mrow>
            <mo stretchy="false">/</mo>
            <mi>n</mi>
          </mrow>
        </mrow>
      </msup>
    </mrow>
    <annotation encoding="StarMath 5.0">{%OMEGA}^{-1 / n}</annotation>
  </semantics>
</math>
</file>

<file path=Object 4/content.xml><?xml version="1.0" encoding="utf-8"?>
<math xmlns="http://www.w3.org/1998/Math/MathML">
  <semantics>
    <mrow>
      <msup>
        <mrow>
          <mo stretchy="false">Ω</mo>
        </mrow>
        <mrow>
          <mrow>
            <mn>1</mn>
            <mo stretchy="false">/</mo>
            <mi>n</mi>
          </mrow>
        </mrow>
      </msup>
    </mrow>
    <annotation encoding="StarMath 5.0">{%OMEGA}^{1 / n}</annotation>
  </semantics>
</math>
</file>

<file path=Object 5/content.xml><?xml version="1.0" encoding="utf-8"?>
<math xmlns="http://www.w3.org/1998/Math/MathML">
  <semantics>
    <mrow>
      <mrow>
        <mo stretchy="false">Ω</mo>
      </mrow>
    </mrow>
    <annotation encoding="StarMath 5.0">{%OMEGA}</annotation>
  </semantics>
</math>
</file>